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07in" fo:margin-left="-0.1104in" fo:margin-top="0in" fo:margin-bottom="0in" fo:break-before="auto" fo:break-after="auto" table:align="left"/>
    </style:style>
    <style:style style:name="Table1.A" style:family="table-column">
      <style:table-column-properties style:column-width="0.3681in"/>
    </style:style>
    <style:style style:name="Table1.B" style:family="table-column">
      <style:table-column-properties style:column-width="1.5111in"/>
    </style:style>
    <style:style style:name="Table1.C" style:family="table-column">
      <style:table-column-properties style:column-width="0.6569in"/>
    </style:style>
    <style:style style:name="Table1.D" style:family="table-column">
      <style:table-column-properties style:column-width="0.2625in"/>
    </style:style>
    <style:style style:name="Table1.E" style:family="table-column">
      <style:table-column-properties style:column-width="0.2632in"/>
    </style:style>
    <style:style style:name="Table1.M" style:family="table-column">
      <style:table-column-properties style:column-width="0.3285in"/>
    </style:style>
    <style:style style:name="Table1.N" style:family="table-column">
      <style:table-column-properties style:column-width="0.3278in"/>
    </style:style>
    <style:style style:name="Table1.O" style:family="table-column">
      <style:table-column-properties style:column-width="0.3403in"/>
    </style:style>
    <style:style style:name="Table1.1" style:family="table-row">
      <style:table-row-properties fo:keep-together="auto"/>
    </style:style>
    <style:style style:name="Table1.A1" style:family="table-cell">
      <style:table-cell-properties fo:padding-left="0.0799in" fo:padding-right="0.075in" fo:padding-top="0in" fo:padding-bottom="0in" fo:border-left="0.75pt solid #000000" fo:border-right="none" fo:border-top="0.75pt solid #000000" fo:border-bottom="0.75pt solid #000000"/>
    </style:style>
    <style:style style:name="Table1.O1" style:family="table-cell">
      <style:table-cell-properties fo:padding-left="0.0799in" fo:padding-right="0.075in" fo:padding-top="0in" fo:padding-bottom="0in" fo:border="0.75pt solid #000000"/>
    </style:style>
    <style:style style:name="Table1.D2" style:family="table-cell">
      <style:table-cell-properties fo:background-color="#e5e5e5" fo:padding-left="0.0799in" fo:padding-right="0.075in" fo:padding-top="0in" fo:padding-bottom="0in" fo:border-left="0.75pt solid #000000" fo:border-right="none" fo:border-top="0.75pt solid #000000" fo:border-bottom="0.75pt solid #000000">
        <style:background-image/>
      </style:table-cell-properties>
    </style:style>
    <style:style style:name="Table1.O13" style:family="table-cell">
      <style:table-cell-properties fo:background-color="#e5e5e5" fo:padding-left="0.0799in" fo:padding-right="0.075in" fo:padding-top="0in" fo:padding-bottom="0in" fo:border="0.75pt solid #000000">
        <style:background-image/>
      </style:table-cell-properties>
    </style:style>
    <style:style style:name="P1"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2" style:family="paragraph" style:parent-style-name="Standard">
      <style:paragraph-properties fo:margin-left="0in" fo:margin-right="0.5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P4" style:family="paragraph" style:parent-style-name="Standard">
      <style:paragraph-properties fo:margin-left="0in" fo:margin-right="0in" fo:text-indent="0in" style:auto-text-indent="false">
        <style:tab-stops>
          <style:tab-stop style:position="0.5in"/>
          <style:tab-stop style:position="4in"/>
        </style:tab-stops>
      </style:paragraph-properties>
    </style:style>
    <style:style style:name="P5" style:family="paragraph" style:parent-style-name="Standard">
      <style:paragraph-properties>
        <style:tab-stops>
          <style:tab-stop style:position="0.5in"/>
          <style:tab-stop style:position="1.0555in"/>
          <style:tab-stop style:position="4in"/>
          <style:tab-stop style:position="6.3752in"/>
        </style:tab-stops>
      </style:paragraph-properties>
    </style:style>
    <style:style style:name="P6" style:family="paragraph" style:parent-style-name="Standard">
      <style:paragraph-properties>
        <style:tab-stops>
          <style:tab-stop style:position="0.3819in"/>
          <style:tab-stop style:position="0.5in"/>
          <style:tab-stop style:position="1.0555in"/>
          <style:tab-stop style:position="4in"/>
          <style:tab-stop style:position="6.3752in"/>
        </style:tab-stops>
      </style:paragraph-properties>
    </style:style>
    <style:style style:name="P7"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8" style:family="paragraph" style:parent-style-name="Standard">
      <style:paragraph-properties fo:text-align="center" style:justify-single-word="false" fo:break-before="auto" fo:break-after="auto">
        <style:tab-stops>
          <style:tab-stop style:position="0.5in"/>
          <style:tab-stop style:position="4in"/>
        </style:tab-stops>
      </style:paragraph-properties>
    </style:style>
    <style:style style:name="P9"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weight="bold" style:font-size-asian="14pt" style:font-weight-asian="bold" style:font-size-complex="14pt"/>
    </style:style>
    <style:style style:name="P11"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style="italic" fo:font-weight="bold" style:font-size-asian="14pt" style:font-style-asian="italic" style:font-weight-asian="bold" style:font-size-complex="14pt"/>
    </style:style>
    <style:style style:name="P12"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style="italic" fo:font-weight="bold" style:font-size-asian="14pt" style:font-style-asian="italic" style:font-weight-asian="bold" style:font-size-complex="14pt"/>
    </style:style>
    <style:style style:name="P13"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14"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5"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6"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7" style:family="paragraph" style:parent-style-name="Standard">
      <style:paragraph-properties fo:break-before="auto" fo:break-after="auto">
        <style:tab-stops>
          <style:tab-stop style:position="0.5in"/>
          <style:tab-stop style:position="4in"/>
        </style:tab-stops>
      </style:paragraph-properties>
    </style:style>
    <style:style style:name="P18"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0pt" fo:font-style="italic" fo:font-weight="bold" style:font-size-asian="10pt" style:font-style-asian="italic" style:font-weight-asian="bold" style:font-size-complex="10pt"/>
    </style:style>
    <style:style style:name="P19"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tyle="italic" fo:font-weight="bold" style:font-style-asian="italic" style:font-weight-asian="bold"/>
    </style:style>
    <style:style style:name="P20"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fo:font-weight="bold" style:font-style-asian="italic" style:font-weight-asian="bold"/>
    </style:style>
    <style:style style:name="P21"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22"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23"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24" style:family="paragraph" style:parent-style-name="Standard">
      <style:paragraph-properties fo:break-before="auto" fo:break-after="auto">
        <style:tab-stops>
          <style:tab-stop style:position="0.5in"/>
          <style:tab-stop style:position="1.0555in"/>
          <style:tab-stop style:position="4in"/>
        </style:tab-stops>
      </style:paragraph-properties>
    </style:style>
    <style:style style:name="P25" style:family="paragraph" style:parent-style-name="Standard">
      <style:paragraph-properties fo:break-before="auto" fo:break-after="auto">
        <style:tab-stops>
          <style:tab-stop style:position="0.5in"/>
          <style:tab-stop style:position="4in"/>
        </style:tab-stops>
      </style:paragraph-properties>
      <style:text-properties fo:font-size="12pt" style:font-size-asian="12pt" style:font-size-complex="12pt"/>
    </style:style>
    <style:style style:name="P26"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2pt" style:font-size-asian="12pt" style:font-size-complex="12pt"/>
    </style:style>
    <style:style style:name="P27" style:family="paragraph" style:parent-style-name="Standard">
      <style:paragraph-properties fo:break-before="auto" fo:break-after="auto">
        <style:tab-stops>
          <style:tab-stop style:position="0.5in"/>
          <style:tab-stop style:position="4in"/>
        </style:tab-stops>
      </style:paragraph-properties>
      <style:text-properties fo:font-size="12pt" fo:font-style="italic" style:font-size-asian="12pt" style:font-style-asian="italic" style:font-size-complex="12pt"/>
    </style:style>
    <style:style style:name="P28" style:family="paragraph" style:parent-style-name="Standard">
      <style:paragraph-properties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29" style:family="paragraph" style:parent-style-name="Standard">
      <style:paragraph-properties fo:margin-left="0.1665in" fo:margin-right="0.5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0" style:family="paragraph" style:parent-style-name="Standard">
      <style:paragraph-properties fo:margin-left="0.3335in" fo:margin-right="0.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1"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2"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3" style:family="paragraph" style:parent-style-name="Standard">
      <style:paragraph-properties fo:margin-left="0.2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34" style:family="paragraph" style:parent-style-name="Standard">
      <style:paragraph-properties fo:margin-left="0.75in" fo:margin-right="0.5in" fo:text-indent="-0.25in" style:auto-text-indent="false" fo:break-before="auto" fo:break-after="auto">
        <style:tab-stops>
          <style:tab-stop style:position="0.5in"/>
          <style:tab-stop style:position="4in"/>
        </style:tab-stops>
      </style:paragraph-properties>
    </style:style>
    <style:style style:name="P35"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6"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7"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38"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39" style:family="paragraph" style:parent-style-name="Standard">
      <style:paragraph-properties fo:margin-left="1in" fo:margin-right="0.5in" fo:margin-top="0.028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bold" style:font-name-asian="Times New Roman1" style:font-size-asian="10pt" style:font-style-asian="italic" style:font-weight-asian="bold" style:font-name-complex="Times New Roman1" style:font-size-complex="10pt"/>
    </style:style>
    <style:style style:name="P40" style:family="paragraph" style:parent-style-name="Standard">
      <style:paragraph-properties fo:margin-left="0in" fo:margin-right="0.0071in" fo:text-indent="0in" style:auto-text-indent="false">
        <style:tab-stops>
          <style:tab-stop style:position="0.5in"/>
          <style:tab-stop style:position="4in"/>
        </style:tab-stops>
      </style:paragraph-properties>
    </style:style>
    <style:style style:name="P41" style:family="paragraph" style:parent-style-name="Standard">
      <style:paragraph-properties fo:margin-left="0in" fo:margin-right="0.0071in" fo:text-indent="0in" style:auto-text-indent="false">
        <style:tab-stops>
          <style:tab-stop style:position="0.5in"/>
          <style:tab-stop style:position="1.0555in"/>
          <style:tab-stop style:position="4in"/>
          <style:tab-stop style:position="6.3752in"/>
        </style:tab-stops>
      </style:paragraph-properties>
    </style:style>
    <style:style style:name="P42"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3"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8752in"/>
          <style:tab-stop style:position="2.25in"/>
          <style:tab-stop style:position="4in"/>
        </style:tab-stops>
      </style:paragraph-properties>
    </style:style>
    <style:style style:name="P44"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45"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6" style:family="paragraph" style:parent-style-name="Standard">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7" style:family="paragraph" style:parent-style-name="Standard">
      <style:paragraph-properties fo:margin-left="0.2917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8" style:family="paragraph" style:parent-style-name="Standard">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9" style:family="paragraph" style:parent-style-name="Standard">
      <style:paragraph-properties fo:margin-left="0.1252in" fo:margin-right="-0.25in" fo:text-indent="-0.0835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50" style:family="paragraph" style:parent-style-name="Standard">
      <style:paragraph-properties fo:margin-left="0.0626in" fo:margin-right="0.5in" fo:text-indent="0in" style:auto-text-indent="false" fo:break-before="auto" fo:break-after="auto">
        <style:tab-stops>
          <style:tab-stop style:position="0.5in"/>
          <style:tab-stop style:position="4in"/>
        </style:tab-stops>
      </style:paragraph-properties>
    </style:style>
    <style:style style:name="P51" style:family="paragraph" style:parent-style-name="Standard">
      <style:paragraph-properties fo:margin-left="0.1874in" fo:margin-right="0.5in" fo:text-indent="0in" style:auto-text-indent="false" fo:break-before="auto" fo:break-after="auto">
        <style:tab-stops>
          <style:tab-stop style:position="0.1252in"/>
          <style:tab-stop style:position="0.5in"/>
          <style:tab-stop style:position="4in"/>
        </style:tab-stops>
      </style:paragraph-properties>
    </style:style>
    <style:style style:name="P52" style:family="paragraph" style:parent-style-name="Standard">
      <style:paragraph-properties fo:margin-left="0.1874in" fo:margin-right="0.5in" fo:text-indent="0in" style:auto-text-indent="false" fo:break-before="auto" fo:break-after="auto">
        <style:tab-stops>
          <style:tab-stop style:position="0.5in"/>
          <style:tab-stop style:position="4in"/>
        </style:tab-stops>
      </style:paragraph-properties>
    </style:style>
    <style:style style:name="P53" style:family="paragraph" style:parent-style-name="Standard">
      <style:paragraph-properties fo:margin-left="0.3752in" fo:margin-right="0.5in" fo:text-indent="0in" style:auto-text-indent="false" fo:break-before="auto" fo:break-after="auto">
        <style:tab-stops>
          <style:tab-stop style:position="0.4374in"/>
          <style:tab-stop style:position="0.5in"/>
          <style:tab-stop style:position="4in"/>
        </style:tab-stops>
      </style:paragraph-properties>
    </style:style>
    <style:style style:name="P54" style:family="paragraph" style:parent-style-name="Standard">
      <style:paragraph-properties fo:margin-left="0.1874in" fo:margin-right="-0.25in" fo:text-indent="0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55"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style>
    <style:style style:name="P56" style:family="paragraph" style:parent-style-name="Heading_20_1" style:list-style-name="WWNum7">
      <style:paragraph-properties fo:margin-left="0.25in" fo:margin-right="0.5in" fo:text-indent="-0.25in" style:auto-text-indent="false" fo:break-before="auto" fo:break-after="auto">
        <style:tab-stops>
          <style:tab-stop style:position="0.3in"/>
          <style:tab-stop style:position="0.5in"/>
          <style:tab-stop style:position="4in"/>
        </style:tab-stops>
      </style:paragraph-properties>
    </style:style>
    <style:style style:name="P57"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style>
    <style:style style:name="P58"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59" style:family="paragraph" style:parent-style-name="Heading_20_2" style:list-style-name="WWNum19">
      <style:paragraph-properties fo:margin-left="0.1299in" fo:margin-right="0.5in" fo:margin-top="0.0835in" fo:margin-bottom="0.139in" loext:contextual-spacing="false" fo:line-height="100%" fo:text-indent="0in" style:auto-text-indent="false" fo:break-before="auto" fo:break-after="auto" fo:keep-with-next="always">
        <style:tab-stops>
          <style:tab-stop style:position="0.3in"/>
          <style:tab-stop style:position="0.5in"/>
          <style:tab-stop style:position="4in"/>
        </style:tab-stops>
      </style:paragraph-properties>
    </style:style>
    <style:style style:name="P60"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style:font-size-asian="12pt" style:font-size-complex="12pt"/>
    </style:style>
    <style:style style:name="P61"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fo:font-style="italic" style:font-size-asian="12pt" style:font-style-asian="italic" style:font-size-complex="12pt"/>
    </style:style>
    <style:style style:name="P62"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63" style:family="paragraph" style:parent-style-name="Heading_20_3"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font-size="12pt" fo:font-style="italic" style:font-size-asian="12pt" style:font-style-asian="italic" style:font-size-complex="12pt"/>
    </style:style>
    <style:style style:name="P64"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5"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officeooo:rsid="000d0bbd" officeooo:paragraph-rsid="000d0bbd"/>
    </style:style>
    <style:style style:name="P66" style:family="paragraph" style:parent-style-name="Standard">
      <style:paragraph-properties>
        <style:tab-stops>
          <style:tab-stop style:position="0.5in"/>
          <style:tab-stop style:position="1.0555in"/>
          <style:tab-stop style:position="4in"/>
          <style:tab-stop style:position="6.3752in"/>
        </style:tab-stops>
      </style:paragraph-properties>
      <style:text-properties fo:font-weight="bold" style:font-weight-asian="bold"/>
    </style:style>
    <style:style style:name="P67" style:family="paragraph" style:parent-style-name="Standard">
      <style:paragraph-properties fo:text-align="start"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fo:font-style="italic" officeooo:rsid="000d0bbd" officeooo:paragraph-rsid="000d0bbd" style:font-size-asian="18pt" style:font-style-asian="italic" style:font-size-complex="18pt" style:font-style-complex="italic"/>
    </style:style>
    <style:style style:name="P68" style:family="paragraph" style:parent-style-name="Standard">
      <style:paragraph-properties fo:text-align="start" style:justify-single-word="false">
        <style:tab-stops>
          <style:tab-stop style:position="0.5in"/>
          <style:tab-stop style:position="1.0555in"/>
          <style:tab-stop style:position="4in"/>
          <style:tab-stop style:position="4.1252in"/>
          <style:tab-stop style:position="4.3752in"/>
        </style:tab-stops>
      </style:paragraph-properties>
      <style:text-properties fo:font-size="14pt" fo:font-style="italic" officeooo:rsid="000d0bbd" officeooo:paragraph-rsid="000d0bbd" style:font-size-asian="14pt" style:font-style-asian="italic" style:font-size-complex="14pt" style:font-style-complex="italic"/>
    </style:style>
    <style:style style:name="P69" style:family="paragraph" style:parent-style-name="Standard">
      <style:paragraph-properties fo:margin-left="0in" fo:margin-right="0in" fo:text-indent="0in" style:auto-text-indent="false">
        <style:tab-stops>
          <style:tab-stop style:position="0.5in"/>
          <style:tab-stop style:position="1.0555in"/>
          <style:tab-stop style:position="4in"/>
          <style:tab-stop style:position="6.3752in"/>
        </style:tab-stops>
      </style:paragraph-properties>
      <style:text-properties fo:font-weight="bold" style:font-weight-asian="bold"/>
    </style:style>
    <style:style style:name="P70" style:family="paragraph" style:parent-style-name="Standard">
      <style:paragraph-properties fo:margin-left="0in" fo:margin-right="0in" fo:text-indent="0in" style:auto-text-indent="false">
        <style:tab-stops>
          <style:tab-stop style:position="0.5in"/>
          <style:tab-stop style:position="4in"/>
        </style:tab-stops>
      </style:paragraph-properties>
      <style:text-properties fo:font-weight="bold" style:font-weight-asian="bold"/>
    </style:style>
    <style:style style:name="P71" style:family="paragraph" style:parent-style-name="Standard" style:master-page-name="Standard">
      <style:paragraph-properties fo:text-align="center" style:justify-single-word="false" style:page-number="1"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72"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weight="bold" style:font-size-asian="14pt" style:font-weight-asian="bold" style:font-size-complex="14pt"/>
    </style:style>
    <style:style style:name="P73"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style:font-size-asian="14pt" style:font-size-complex="14pt"/>
    </style:style>
    <style:style style:name="P74"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75"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officeooo:paragraph-rsid="000d0bbd" style:font-size-asian="18pt" style:font-weight-asian="bold" style:font-size-complex="18pt" style:font-weight-complex="bold"/>
    </style:style>
    <style:style style:name="P76"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77"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78"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79"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80"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officeooo:rsid="000d0bbd" officeooo:paragraph-rsid="000d0bbd" style:font-style-asian="italic"/>
    </style:style>
    <style:style style:name="P81" style:family="paragraph" style:parent-style-name="Standard">
      <style:paragraph-properties fo:text-align="center" style:justify-single-word="false" fo:break-before="auto" fo:break-after="auto">
        <style:tab-stops>
          <style:tab-stop style:position="0.5in"/>
          <style:tab-stop style:position="1.0555in"/>
          <style:tab-stop style:position="4in"/>
        </style:tab-stops>
      </style:paragraph-properties>
      <style:text-properties fo:font-weight="bold" style:font-weight-asian="bold"/>
    </style:style>
    <style:style style:name="P82"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0d0bbd" officeooo:paragraph-rsid="000d0bbd" style:font-name-asian="Times New Roman1" style:font-size-asian="12pt" style:font-style-asian="italic" style:font-weight-asian="normal" style:font-name-complex="Times New Roman1" style:font-size-complex="12pt"/>
    </style:style>
    <style:style style:name="P83" style:family="paragraph" style:parent-style-name="Standard">
      <style:paragraph-properties fo:keep-together="always" fo:break-before="auto" fo:break-after="auto" fo:keep-with-next="always">
        <style:tab-stops>
          <style:tab-stop style:position="0.5in"/>
          <style:tab-stop style:position="1.0555in"/>
          <style:tab-stop style:position="4in"/>
        </style:tab-stops>
      </style:paragraph-properties>
      <style:text-properties fo:font-style="italic" officeooo:rsid="000d0bbd" officeooo:paragraph-rsid="000d0bbd" style:font-style-asian="italic"/>
    </style:style>
    <style:style style:name="P84" style:family="paragraph" style:parent-style-name="Standard" style:list-style-name="WWNum22">
      <style:paragraph-properties fo:margin-left="0.45in" fo:margin-right="0.5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5" style:family="paragraph" style:parent-style-name="Standard" style:list-style-name="WWNum1">
      <style:paragraph-properties fo:margin-left="0.45in" fo:margin-right="0.5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6"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7"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0.8752in"/>
          <style:tab-stop style:position="4in"/>
          <style:tab-stop style:position="4.1252in"/>
          <style:tab-stop style:position="4.3752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8"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9" style:family="paragraph" style:parent-style-name="Standard">
      <style:paragraph-properties fo:margin-left="0.5in" fo:margin-right="0.5in" fo:margin-top="0in" fo:margin-bottom="0in" loext:contextual-spacing="false" fo:line-height="100%" fo:text-align="start" style:justify-single-word="false" fo:keep-together="auto" fo:orphans="2" fo:widows="2" fo:text-indent="-0.3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0" style:family="paragraph" style:parent-style-name="Standard" style:list-style-name="WWNum40">
      <style:paragraph-properties fo:margin-left="0.4709in" fo:margin-right="0.5in" fo:margin-top="0in" fo:margin-bottom="0in" loext:contextual-spacing="false" fo:line-height="100%" fo:text-align="start" style:justify-single-word="false" fo:keep-together="auto" fo:orphans="2" fo:widows="2" fo:text-indent="-0.2709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1" style:family="paragraph" style:parent-style-name="Standard" style:list-style-name="WWNum6">
      <style:paragraph-properties fo:margin-left="0.4374in" fo:margin-right="0.5in" fo:text-indent="-0.25in" style:auto-text-indent="false" fo:break-before="auto" fo:break-after="auto">
        <style:tab-stops>
          <style:tab-stop style:position="0.4374in"/>
          <style:tab-stop style:position="0.5in"/>
          <style:tab-stop style:position="1.0555in"/>
          <style:tab-stop style:position="4in"/>
        </style:tab-stops>
      </style:paragraph-properties>
      <style:text-properties fo:font-style="italic" style:font-style-asian="italic"/>
    </style:style>
    <style:style style:name="P92" style:family="paragraph" style:parent-style-name="Standard" style:list-style-name="WWNum6">
      <style:paragraph-properties fo:margin-left="0.4374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3" style:family="paragraph" style:parent-style-name="Standard" style:list-style-name="WWNum29">
      <style:paragraph-properties fo:margin-left="0.4374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4" style:family="paragraph" style:parent-style-name="Standard" style:list-style-name="WWNum15">
      <style:paragraph-properties fo:margin-left="0.4374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95" style:family="paragraph" style:parent-style-name="Standard" style:list-style-name="WWNum30">
      <style:paragraph-properties fo:margin-left="0.4374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96" style:family="paragraph" style:parent-style-name="Standard" style:list-style-name="WWNum9">
      <style:paragraph-properties fo:margin-left="0.4374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97" style:family="paragraph" style:parent-style-name="Standard" style:list-style-name="WWNum35">
      <style:paragraph-properties fo:margin-left="0.4374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98" style:family="paragraph" style:parent-style-name="Standard" style:list-style-name="WWNum20">
      <style:paragraph-properties fo:margin-left="0.5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9" style:family="paragraph" style:parent-style-name="Standard" style:list-style-name="WWNum37">
      <style:paragraph-properties fo:margin-left="0.2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100"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101"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102"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03" style:family="paragraph" style:parent-style-name="Standard" style:list-style-name="WWNum26">
      <style:paragraph-properties fo:margin-left="1.3126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04"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05"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06" style:family="paragraph" style:parent-style-name="Standard">
      <style:paragraph-properties fo:margin-left="0.5in" fo:margin-right="0.5in" fo:text-indent="0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107" style:family="paragraph" style:parent-style-name="Standard">
      <style:paragraph-properties fo:margin-left="-0.1181in" fo:margin-right="0.0071in" fo:text-indent="0.0626in" style:auto-text-indent="false">
        <style:tab-stops>
          <style:tab-stop style:position="0.5in"/>
          <style:tab-stop style:position="4in"/>
        </style:tab-stops>
      </style:paragraph-properties>
      <style:text-properties fo:font-weight="bold" style:font-weight-asian="bold"/>
    </style:style>
    <style:style style:name="P108" style:family="paragraph" style:parent-style-name="Standard">
      <style:paragraph-properties fo:margin-left="0in" fo:margin-right="0.0071in" fo:text-indent="0in" style:auto-text-indent="false">
        <style:tab-stops>
          <style:tab-stop style:position="0.5in"/>
          <style:tab-stop style:position="4in"/>
        </style:tab-stops>
      </style:paragraph-properties>
      <style:text-properties fo:font-weight="bold" style:font-weight-asian="bold"/>
    </style:style>
    <style:style style:name="P109" style:family="paragraph" style:parent-style-name="Standard">
      <style:paragraph-properties fo:margin-left="0.6874in" fo:margin-right="0.5in" fo:margin-top="0in" fo:margin-bottom="0in" loext:contextual-spacing="false" fo:line-height="100%" fo:text-align="start" style:justify-single-word="false" fo:keep-together="auto" fo:orphans="2" fo:widows="2" fo:text-indent="-0.4874in" style:auto-text-indent="false" fo:break-before="auto" fo:break-after="auto" fo:padding="0in" fo:border="none" fo:keep-with-next="auto">
        <style:tab-stops>
          <style:tab-stop style:position="0.5in"/>
          <style:tab-stop style:position="0.6874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10"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11" style:family="paragraph" style:parent-style-name="Standard">
      <style:paragraph-properties fo:margin-left="0in" fo:margin-right="-0.25in" fo:text-align="center" style:justify-single-word="false"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112" style:family="paragraph" style:parent-style-name="Standard" style:list-style-name="WWNum23">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3" style:family="paragraph" style:parent-style-name="Standard" style:list-style-name="WWNum39">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4" style:family="paragraph" style:parent-style-name="Standard" style:list-style-name="WWNum21">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5" style:family="paragraph" style:parent-style-name="Standard" style:list-style-name="WWNum2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6" style:family="paragraph" style:parent-style-name="Standard" style:list-style-name="WWNum17">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7" style:family="paragraph" style:parent-style-name="Standard" style:list-style-name="WWNum3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8" style:family="paragraph" style:parent-style-name="Standard" style:list-style-name="WWNum1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9" style:family="paragraph" style:parent-style-name="Standard" style:list-style-name="WWNum2">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0" style:family="paragraph" style:parent-style-name="Standard" style:list-style-name="WWNum16">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1" style:family="paragraph" style:parent-style-name="Standard" style:list-style-name="WWNum3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2" style:family="paragraph" style:parent-style-name="Standard" style:list-style-name="WWNum2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3" style:family="paragraph" style:parent-style-name="Standard" style:list-style-name="WWNum12">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4" style:family="paragraph" style:parent-style-name="Standard" style:list-style-name="WWNum1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5" style:family="paragraph" style:parent-style-name="Standard" style:list-style-name="WWNum27">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6" style:family="paragraph" style:parent-style-name="Standard" style:list-style-name="WWNum18">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7" style:family="paragraph" style:parent-style-name="Standard" style:list-style-name="WWNum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8" style:family="paragraph" style:parent-style-name="Standard" style:list-style-name="WWNum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9" style:family="paragraph" style:parent-style-name="Standard" style:list-style-name="WWNum4">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0" style:family="paragraph" style:parent-style-name="Standard" style:list-style-name="WWNum8">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1" style:family="paragraph" style:parent-style-name="Standard" style:list-style-name="WWNum32">
      <style:paragraph-properties fo:margin-left="0.3752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2" style:family="paragraph" style:parent-style-name="Standard" style:list-style-name="WWNum36">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3" style:family="paragraph" style:parent-style-name="Standard" style:list-style-name="WWNum11">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4" style:family="paragraph" style:parent-style-name="Standard" style:list-style-name="WWNum10">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5" style:family="paragraph" style:parent-style-name="Standard" style:list-style-name="WWNum38">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6" style:family="paragraph" style:parent-style-name="Standard" style:list-style-name="WWNum31">
      <style:paragraph-properties fo:margin-left="0.8335in" fo:margin-right="0.5in" fo:text-indent="-0.25in" style:auto-text-indent="false" fo:break-before="auto" fo:break-after="auto">
        <style:tab-stops>
          <style:tab-stop style:position="0.5in"/>
          <style:tab-stop style:position="4in"/>
        </style:tab-stops>
      </style:paragraph-properties>
    </style:style>
    <style:style style:name="P137" style:family="paragraph" style:parent-style-name="Standard" style:list-style-name="WWNum28">
      <style:paragraph-properties fo:margin-left="0.5626in" fo:margin-right="0.5in" fo:text-indent="0in" style:auto-text-indent="false" fo:break-before="auto" fo:break-after="auto">
        <style:tab-stops>
          <style:tab-stop style:position="0.5in"/>
          <style:tab-stop style:position="0.6252in"/>
          <style:tab-stop style:position="4in"/>
        </style:tab-stops>
      </style:paragraph-properties>
    </style:style>
    <style:style style:name="P138"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officeooo:rsid="000d0bbd" officeooo:paragraph-rsid="000d0bbd"/>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4"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5"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6"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8" style:family="text">
      <style:text-properties fo:font-size="6pt" style:font-size-asian="6pt" style:font-size-complex="6pt"/>
    </style:style>
    <style:style style:name="T9" style:family="text">
      <style:text-properties fo:font-size="1pt" style:font-size-asian="1pt" style:font-size-complex="1pt"/>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officeooo:rsid="000d0bbd" style:font-size-asian="14pt" style:font-weight-asian="bold" style:font-size-complex="14pt"/>
    </style:style>
    <style:style style:name="T12" style:family="text">
      <style:text-properties fo:font-size="18pt" fo:font-weight="bold" style:font-size-asian="18pt" style:font-weight-asian="bold" style:font-size-complex="18pt"/>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font-weight="bold" style:font-weight-asian="bold"/>
    </style:style>
    <style:style style:name="T16" style:family="text">
      <style:text-properties officeooo:rsid="000d0bb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S330 <text:s/>Software Engineering</text:p>
      <text:p text:style-name="P9"/>
      <text:p text:style-name="P9"/>
      <text:p text:style-name="P73"><text:span text:style-name="T15">Software Requirements Specification (SRS) Template</text:span></text:p>
      <text:p text:style-name="P13"/>
      <text:p text:style-name="P13"/>
      <text:p text:style-name="P13"/>
      <text:p text:style-name="P13"/>
      <text:p text:style-name="P14"/>
      <text:p text:style-name="P75"><text:span text:style-name="T16">Home Automation Intercom (HAI)</text:span></text:p>
      <text:p text:style-name="P67"/>
      <text:p text:style-name="P68">Author: Ignazio Leonardo Calogero Sperandeo</text:p>
      <text:p text:style-name="P7"><text:span text:style-name="T12"/></text:p>
      <text:p text:style-name="P14"/>
      <text:p text:style-name="P13"/>
      <text:p text:style-name="P15">Software Requirements Specification</text:p>
      <text:p text:style-name="P15"/>
      <text:p text:style-name="P15">Document</text:p>
      <text:p text:style-name="P16"/>
      <text:p text:style-name="P11"/>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pan text:style-name="T10">Version: </text:span><text:span text:style-name="T11">0.1</text:span><text:tab/><text:span text:style-name="T10">Date: </text:span><text:span text:style-name="T11">12/05/2024</text:span></text:p>
      <text:p text:style-name="P10"/>
      <text:p text:style-name="P10">Table of Contents</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span text:style-name="T2">1. Introduction<text:tab/></text:span><text:span text:style-name="T5">5</text:span></text:p>
          <text:p text:style-name="P29"><text:span text:style-name="T4">1.1 Purpose<text:tab/></text:span><text:span text:style-name="T7">5</text:span></text:p>
          <text:p text:style-name="P29"><text:span text:style-name="T4">1.2 Scope<text:tab/></text:span><text:span text:style-name="T7">5</text:span></text:p>
          <text:p text:style-name="P29"><text:span text:style-name="T4">1.3 Definitions, Acronyms, and Abbreviations.<text:tab/></text:span><text:span text:style-name="T7">5</text:span></text:p>
          <text:p text:style-name="P29"><text:span text:style-name="T4">1.4 References<text:tab/></text:span><text:span text:style-name="T7">5</text:span></text:p>
          <text:p text:style-name="P29"><text:soft-page-break/><text:span text:style-name="T4">1.5 Overview<text:tab/></text:span><text:span text:style-name="T7">5</text:span></text:p>
          <text:p text:style-name="P2"><text:span text:style-name="T2">2. The Overall Description<text:tab/></text:span><text:span text:style-name="T5">6</text:span></text:p>
          <text:p text:style-name="P29"><text:span text:style-name="T4">2.1 Product Perspective<text:tab/></text:span><text:span text:style-name="T7">6</text:span></text:p>
          <text:p text:style-name="P30"><text:span text:style-name="T3">2.1.1 System Interfaces<text:tab/></text:span><text:span text:style-name="T6">6</text:span></text:p>
          <text:p text:style-name="P30"><text:span text:style-name="T3">2.1.2 Interfaces<text:tab/></text:span><text:span text:style-name="T6">6</text:span></text:p>
          <text:p text:style-name="P30"><text:span text:style-name="T3">2.1.3 Hardware Interfaces<text:tab/></text:span><text:span text:style-name="T6">7</text:span></text:p>
          <text:p text:style-name="P30"><text:span text:style-name="T3">2.1.4 Software Interfaces<text:tab/></text:span><text:span text:style-name="T6">7</text:span></text:p>
          <text:p text:style-name="P30"><text:span text:style-name="T3">2.1.5 Communications Interfaces<text:tab/></text:span><text:span text:style-name="T6">8</text:span></text:p>
          <text:p text:style-name="P30"><text:span text:style-name="T3">2.1.6 Memory Constraints<text:tab/></text:span><text:span text:style-name="T6">8</text:span></text:p>
          <text:p text:style-name="P30"><text:span text:style-name="T3">2.1.7 Operations<text:tab/></text:span><text:span text:style-name="T6">8</text:span></text:p>
          <text:p text:style-name="P30"><text:span text:style-name="T3">2.1.8 Site Adaptation Requirements<text:tab/></text:span><text:span text:style-name="T6">8</text:span></text:p>
          <text:p text:style-name="P29"><text:span text:style-name="T4">2.2 Product Functions<text:tab/></text:span><text:span text:style-name="T7">9</text:span></text:p>
          <text:p text:style-name="P29"><text:span text:style-name="T4">2.3 User Characteristics<text:tab/></text:span><text:span text:style-name="T7">9</text:span></text:p>
          <text:p text:style-name="P29"><text:span text:style-name="T4">2.4 Constraints<text:tab/></text:span><text:span text:style-name="T7">9</text:span></text:p>
          <text:p text:style-name="P29"><text:span text:style-name="T4">2.5 Assumptions and Dependencies<text:tab/></text:span><text:span text:style-name="T7">10</text:span></text:p>
          <text:p text:style-name="P29"><text:span text:style-name="T4">2.6 Apportioning of Requirements.<text:tab/></text:span><text:span text:style-name="T7">10</text:span></text:p>
          <text:p text:style-name="P2"><text:span text:style-name="T2">3. Specific Requirements<text:tab/></text:span><text:span text:style-name="T5">10</text:span></text:p>
          <text:p text:style-name="P29"><text:span text:style-name="T4">3.1 External Interfaces<text:tab/></text:span><text:span text:style-name="T7">11</text:span></text:p>
          <text:p text:style-name="P29"><text:span text:style-name="T4">3.2 Functions<text:tab/></text:span><text:span text:style-name="T7">12</text:span></text:p>
          <text:p text:style-name="P29"><text:span text:style-name="T4">3.3 Performance Requirements<text:tab/></text:span><text:span text:style-name="T7">12</text:span></text:p>
          <text:p text:style-name="P29"><text:span text:style-name="T4">3.4 Logical Database Requirements<text:tab/></text:span><text:span text:style-name="T7">13</text:span></text:p>
          <text:p text:style-name="P29"><text:span text:style-name="T4">3.5 Design Constraints<text:tab/></text:span><text:span text:style-name="T7">13</text:span></text:p>
          <text:p text:style-name="P30"><text:span text:style-name="T3">3.5.1 Standards Compliance<text:tab/></text:span><text:span text:style-name="T6">13</text:span></text:p>
          <text:p text:style-name="P29"><text:span text:style-name="T4">3.6 Software System Attributes<text:tab/></text:span><text:span text:style-name="T7">13</text:span></text:p>
          <text:p text:style-name="P30"><text:span text:style-name="T3">3.6.1 Reliability<text:tab/></text:span><text:span text:style-name="T6">14</text:span></text:p>
          <text:p text:style-name="P30"><text:span text:style-name="T3">3.6.2 Availability<text:tab/></text:span><text:span text:style-name="T6">14</text:span></text:p>
          <text:p text:style-name="P30"><text:span text:style-name="T3">3.6.3 Security<text:tab/></text:span><text:span text:style-name="T6">14</text:span></text:p>
          <text:p text:style-name="P30"><text:span text:style-name="T3">3.6.4 Maintainability<text:tab/></text:span><text:span text:style-name="T6">14</text:span></text:p>
          <text:p text:style-name="P30"><text:span text:style-name="T3">3.6.5 Portability<text:tab/></text:span><text:span text:style-name="T6">14</text:span></text:p>
          <text:p text:style-name="P29"><text:span text:style-name="T4">3.7 Organizing the Specific Requirements<text:tab/></text:span><text:span text:style-name="T7">15</text:span></text:p>
          <text:p text:style-name="P30"><text:span text:style-name="T3">3.7.1 System Mode<text:tab/></text:span><text:span text:style-name="T6">16</text:span></text:p>
          <text:p text:style-name="P30"><text:span text:style-name="T3">3.7.2 User Class<text:tab/></text:span><text:span text:style-name="T6">16</text:span></text:p>
          <text:p text:style-name="P30"><text:span text:style-name="T3">3.7.3 Objects<text:tab/></text:span><text:span text:style-name="T6">16</text:span></text:p>
          <text:p text:style-name="P30"><text:span text:style-name="T3">3.7.4 Feature<text:tab/></text:span><text:span text:style-name="T6">16</text:span></text:p>
          <text:p text:style-name="P30"><text:span text:style-name="T3">3.7.5 Stimulus<text:tab/></text:span><text:span text:style-name="T6">16</text:span></text:p>
          <text:p text:style-name="P30"><text:span text:style-name="T3">3. 7.6 Response<text:tab/></text:span><text:span text:style-name="T6">16</text:span></text:p>
          <text:p text:style-name="P30"><text:span text:style-name="T3">3.7.7 Functional Hierarchy<text:tab/></text:span><text:span text:style-name="T6">16</text:span></text:p>
          <text:p text:style-name="P29"><text:span text:style-name="T4">3.8 Additional Comments<text:tab/></text:span><text:span text:style-name="T7">17</text:span></text:p>
          <text:p text:style-name="P2"><text:span text:style-name="T2">4. Change Management Process<text:tab/></text:span><text:span text:style-name="T5">17</text:span></text:p>
          <text:p text:style-name="P2"><text:span text:style-name="T2">5. Document Approvals<text:tab/></text:span><text:span text:style-name="T5">17</text:span></text:p>
          <text:p text:style-name="P2"><text:span text:style-name="T2">6. Supporting Information<text:tab/></text:span><text:span text:style-name="T5">17</text:span></text:p>
          <text:p text:style-name="P18"/>
        </text:index-body>
      </text:table-of-content>
      <text:p text:style-name="P19"/>
      <text:p text:style-name="P20"/>
      <text:list xml:id="list1564138487" text:style-name="WWNum19">
        <text:list-item>
          <text:p text:style-name="P55"><text:bookmark text:name="_gjdgxs"/><text:soft-page-break/>1. <text:s/>Introduction <text:s/></text:p>
        </text:list-item>
        <text:list-item>
          <text:p text:style-name="P65">Il committente ha richiesto un sistema hardware e software in grado di aprire il portone di casa da fuori casa, mediante un applicazione presente su un suo device. Il committente è disposto ad apportare le modifiche al suo citofono di casa e a tutto quello che serve al fine di poter aprire il portone di casa.</text:p>
        </text:list-item>
      </text:list>
      <text:p text:style-name="P21"/>
      <text:list xml:id="list205843711733205" text:continue-numbering="true" text:style-name="WWNum19">
        <text:list-item>
          <text:list>
            <text:list-item>
              <text:p text:style-name="P57"><text:bookmark text:name="_30j0zll"/>1.1 <text:s/>Purpose <text:s/></text:p>
            </text:list-item>
          </text:list>
        </text:list-item>
      </text:list>
      <text:p text:style-name="P24"/>
      <text:p text:style-name="P80">N/A</text:p>
      <text:p text:style-name="P21"/>
      <text:list xml:id="list205844374002393" text:continue-numbering="true" text:style-name="WWNum19">
        <text:list-item>
          <text:list>
            <text:list-item>
              <text:p text:style-name="P57"><text:bookmark text:name="_1fob9te"/>1.2 <text:s/>Scope </text:p>
            </text:list-item>
          </text:list>
        </text:list-item>
      </text:list>
      <text:p text:style-name="P24"/>
      <text:p text:style-name="P82">N/A</text:p>
      <text:p text:style-name="P21"/>
      <text:list xml:id="list205844407360738" text:continue-numbering="true" text:style-name="WWNum19">
        <text:list-item>
          <text:list>
            <text:list-item>
              <text:p text:style-name="P57"><text:bookmark text:name="_3znysh7"/>1.3 <text:s/>Definitions, Acronyms, and Abbreviations. <text:s/></text:p>
            </text:list-item>
            <text:list-item>
              <text:p text:style-name="P138">N/A</text:p>
            </text:list-item>
          </text:list>
        </text:list-item>
      </text:list>
      <text:p text:style-name="P21"/>
      <text:list xml:id="list205845214711572" text:continue-numbering="true" text:style-name="WWNum19">
        <text:list-item>
          <text:list>
            <text:list-item>
              <text:p text:style-name="P57"><text:bookmark text:name="_2et92p0"/>1.4 <text:s/>References <text:s/></text:p>
            </text:list-item>
            <text:list-item>
              <text:p text:style-name="P138">N/A</text:p>
            </text:list-item>
          </text:list>
        </text:list-item>
      </text:list>
      <text:p text:style-name="P24"/>
      <text:list xml:id="list205843162082481" text:continue-numbering="true" text:style-name="WWNum19">
        <text:list-item>
          <text:list>
            <text:list-item>
              <text:p text:style-name="P59"><text:bookmark text:name="_tyjcwt"/>1.5 <text:s/>Overview <text:s/></text:p>
            </text:list-item>
          </text:list>
        </text:list-item>
      </text:list>
      <text:p text:style-name="P83">N/A</text:p>
      <text:p text:style-name="P21"/>
      <text:list xml:id="list205844107732680" text:continue-numbering="true" text:style-name="WWNum19">
        <text:list-item>
          <text:p text:style-name="P55"><text:bookmark text:name="_3dy6vkm"/>2. <text:s/>The Overall Description <text:s/></text:p>
        </text:list-item>
      </text:list>
      <text:p text:style-name="P24"/>
      <text:p text:style-name="P24"><text:span text:style-name="T13">Describe the general factors that affect the product and its requirements. <text:s/>This section does not state specific requirements. <text:s/>Instead, it provides a background for those requirements, which are defined in section 3, and makes them easier to understand</text:span>. <text:span text:style-name="T13">In a sense, this section tells the requirements in plain English for the consumption of the customer. <text:s/>Section3 will contain a specification written for the developers.</text:span></text:p>
      <text:p text:style-name="P21"/>
      <text:list xml:id="list205843101585308" text:continue-numbering="true" text:style-name="WWNum19">
        <text:list-item>
          <text:list>
            <text:list-item>
              <text:p text:style-name="P57"><text:bookmark text:name="_1t3h5sf"/>2.1 <text:s/>Product Perspective <text:s/></text:p>
            </text:list-item>
          </text:list>
        </text:list-item>
      </text:list>
      <text:p text:style-name="P24"/>
      <text:p text:style-name="P21">Put the product into perspective with other related products. <text:s text:c="2"/>If the product is independent and totally self-contained, it should be so stated here. <text:s/>If the SRS defines a product that is a component of a larger system, as frequently occurs, then this subsection relates the requirements of the larger system to functionality of the software and identifies interfaces between that system and the software. <text:s/>If you are building a real system,compare its similarity and differences to other systems in the marketplace. <text:s/>If you are doing a research-oriented project, what related research compares to the system you are planning to build.</text:p>
      <text:p text:style-name="P21"><text:soft-page-break/></text:p>
      <text:p text:style-name="P21">A block diagram showing the major components of the larger system, interconnections, and external interfaces can be helpful. <text:s/>This is not a design or architecture picture. <text:s/>It is more to provide context, especially if your system will interact with external actors. <text:s/>The system you are building should be shown as a black box. <text:s/>Let the design document present the internals.</text:p>
      <text:p text:style-name="P21"/>
      <text:p text:style-name="P24"><text:span text:style-name="T13">The following subsections describe how the software operates inside various constraints</text:span>.</text:p>
      <text:p text:style-name="P24"/>
      <text:list xml:id="list205844626493603" text:continue-numbering="true" text:style-name="WWNum19">
        <text:list-item>
          <text:list>
            <text:list-item>
              <text:list>
                <text:list-item>
                  <text:p text:style-name="P60"><text:bookmark text:name="_4d34og8"/>2.1.1 System Interfaces</text:p>
                </text:list-item>
              </text:list>
            </text:list-item>
          </text:list>
        </text:list-item>
      </text:list>
      <text:p text:style-name="P25"/>
      <text:p text:style-name="P22">List each system interface and identify the functionality of the software to accomplish the system requirement and the interface description to match the system. <text:s/>These are external systems that you have to interact with. <text:s/>For instance, if you are building a business application that interfaces with the existing employee payroll system, what is the API to that system that designer’s will need to use?</text:p>
      <text:list xml:id="list205843867881512" text:continue-numbering="true" text:style-name="WWNum19">
        <text:list-item>
          <text:list>
            <text:list-item>
              <text:list>
                <text:list-item>
                  <text:p text:style-name="P63"/>
                </text:list-item>
                <text:list-item>
                  <text:p text:style-name="P60"><text:bookmark text:name="_2s8eyo1"/>2.1.2 Interfaces</text:p>
                </text:list-item>
              </text:list>
            </text:list-item>
          </text:list>
        </text:list-item>
      </text:list>
      <text:p text:style-name="P25"/>
      <text:p text:style-name="P22">Specify:</text:p>
      <text:list xml:id="list648194374" text:style-name="WWNum15">
        <text:list-item>
          <text:p text:style-name="P94">The logical characteristics of each interface between the software product and its users.</text:p>
        </text:list-item>
        <text:list-item>
          <text:p text:style-name="P94">All the aspects of optimizing the interface with the person who must use the system</text:p>
        </text:list-item>
      </text:list>
      <text:p text:style-name="P22"/>
      <text:p text:style-name="P22">This is a description of how the system will interact with its users. <text:s/>Is there a GUI, a command line or some other type of interface? <text:s/>Are there special interface requirements? <text:s/>If you are designing for the general student population for instance, what is the impact of ADA (American with Disabilities Act) on your interface?</text:p>
      <text:p text:style-name="P33"/>
      <text:list xml:id="list205843225821781" text:continue-list="list205843867881512" text:style-name="WWNum19">
        <text:list-item>
          <text:list>
            <text:list-item>
              <text:list>
                <text:list-item>
                  <text:p text:style-name="P60"><text:bookmark text:name="_17dp8vu"/>2.1.3 Hardware Interfaces</text:p>
                </text:list-item>
              </text:list>
            </text:list-item>
          </text:list>
        </text:list-item>
      </text:list>
      <text:p text:style-name="P25"/>
      <text:p text:style-name="P22">Specify the logical characteristics of each interface between the software product and the hardware components of the system. <text:s/>This includes configuration characteristics. <text:s/>It also covers such matters as what devices are to be supported, how they are to be supported and protocols. <text:s/>This is not a description of hardware requirements in the sense that “This program must run on a Mac with 64M of RAM”. <text:s/>This section is for detailing the actual hardware devices your application will interact with and control. <text:s/>For instance, if you are controlling X10 type home devices, what is the interface to those devices? <text:s/>Designers should be able to look at this and know what hardware they need to worry about in the design. <text:s/>Many business type applications will have no hardware interfaces. <text:s/>If <text:soft-page-break/>none, just state “The system has no hardware interface requirements” <text:s/>If you just delete sections that are not applicable, then readers do not know if: <text:s/>a. this does not apply or b. <text:s/>you forgot to include the section in the first place. </text:p>
      <text:list xml:id="list205843686214477" text:continue-numbering="true" text:style-name="WWNum19">
        <text:list-item>
          <text:list>
            <text:list-item>
              <text:list>
                <text:list-item>
                  <text:p text:style-name="P61"/>
                </text:list-item>
                <text:list-item>
                  <text:p text:style-name="P60"><text:bookmark text:name="_3rdcrjn"/>2.1.4 Software Interfaces</text:p>
                </text:list-item>
              </text:list>
            </text:list-item>
          </text:list>
        </text:list-item>
      </text:list>
      <text:p text:style-name="P25"/>
      <text:p text:style-name="P22">Specify the use of other required software products and interfaces with other application systems. <text:s/>For each required software product, include:</text:p>
      <text:list xml:id="list2835078877" text:style-name="WWNum30">
        <text:list-item>
          <text:p text:style-name="P95">Name</text:p>
        </text:list-item>
        <text:list-item>
          <text:p text:style-name="P95">Mnemonic</text:p>
        </text:list-item>
        <text:list-item>
          <text:p text:style-name="P95">Specification number</text:p>
        </text:list-item>
        <text:list-item>
          <text:p text:style-name="P95">Version number</text:p>
        </text:list-item>
        <text:list-item>
          <text:p text:style-name="P95">Source</text:p>
        </text:list-item>
      </text:list>
      <text:p text:style-name="P22"/>
      <text:p text:style-name="P22">For each interface, provide:</text:p>
      <text:list xml:id="list2094519185" text:style-name="WWNum9">
        <text:list-item>
          <text:p text:style-name="P96">Discussion of the purpose of the interfacing software as related to this software product</text:p>
        </text:list-item>
        <text:list-item>
          <text:p text:style-name="P96">Definition of the interface in terms of message content and format</text:p>
        </text:list-item>
      </text:list>
      <text:p text:style-name="P22"/>
      <text:p text:style-name="P22">Here we document the APIs, versions of software that we do not have to write, but that our system has to use. <text:s/>For instance if your <text:s/>customer uses SQL Server 7 and you are required to use that, then you need to specify i.e.</text:p>
      <text:p text:style-name="P22">2.1.4.1 Microsoft SQL Server 7. <text:s/>The system must use SQL Server as its database component. <text:s/>Communication with the DB is through ODBC connections. <text:s/>The system must provide SQL data table definintions to be provided to the company DBA for setup.</text:p>
      <text:p text:style-name="P22"/>
      <text:p text:style-name="P17"><text:span text:style-name="T13">A key point to remember is that you do NOT want to specify software here that you think would be good to use. <text:s/>This is only for </text:span><text:span text:style-name="T14">customer-specified systems</text:span><text:span text:style-name="T13"> that you </text:span><text:span text:style-name="T14">have</text:span><text:span text:style-name="T13"> to interact with. <text:s/>Choosing SQL Server 7 as a DB without a customer requirement is a Design choice, not a requirement. This is a subtle but important point to writing good requirements and not over-constraining the design.</text:span></text:p>
      <text:p text:style-name="P34"><text:s/></text:p>
      <text:list xml:id="list205843607762072" text:continue-list="list205843686214477" text:style-name="WWNum19">
        <text:list-item>
          <text:list>
            <text:list-item>
              <text:list>
                <text:list-item>
                  <text:p text:style-name="P60"><text:bookmark text:name="_26in1rg"/>2.1.5 Communications Interfaces</text:p>
                </text:list-item>
              </text:list>
            </text:list-item>
          </text:list>
        </text:list-item>
      </text:list>
      <text:p text:style-name="P25"/>
      <text:p text:style-name="P22">Specify the various interfaces to communications such as local network protocols, etc. <text:s/>These are protocols you will need to directly interact with. <text:s/>If you happen to use web services transparently to your application then do not list it here. <text:s/>If you are using a custom protocol to communicate between systems, then document that protocol here so designers know what to design. <text:s/>If it is a standard protocol, you can reference an existing document or RFC.</text:p>
      <text:p text:style-name="P22"/>
      <text:list xml:id="list205843329672141" text:continue-numbering="true" text:style-name="WWNum19">
        <text:list-item>
          <text:list>
            <text:list-item>
              <text:list>
                <text:list-item>
                  <text:p text:style-name="P60"><text:bookmark text:name="_lnxbz9"/>2.1.6 Memory Constraints</text:p>
                </text:list-item>
              </text:list>
            </text:list-item>
          </text:list>
        </text:list-item>
      </text:list>
      <text:p text:style-name="P25"><text:soft-page-break/></text:p>
      <text:p text:style-name="P17"><text:span text:style-name="T13">Specify any applicable characteristics and limits on primary and secondary memory</text:span>. <text:span text:style-name="T13">Don’t just make up something here. <text:s/>If all the customer’s machines have only 128K of RAM, then your target design has got to come in under 128K so there is an actual requirement. <text:s/>You could also cite market research here for shrink-wrap type applications “Focus groups have determined that our target market has between 256-512M of RAM, therefore the design footprint should not exceed 256M.” <text:s/>If there are no memory constraints, so state.</text:span></text:p>
      <text:p text:style-name="P22"/>
      <text:list xml:id="list205844009166161" text:continue-numbering="true" text:style-name="WWNum19">
        <text:list-item>
          <text:list>
            <text:list-item>
              <text:list>
                <text:list-item>
                  <text:p text:style-name="P60"><text:bookmark text:name="_35nkun2"/>2.1.7 Operations</text:p>
                </text:list-item>
              </text:list>
            </text:list-item>
          </text:list>
        </text:list-item>
      </text:list>
      <text:p text:style-name="P25"/>
      <text:p text:style-name="P22">Specify the normal and special operations required by the user such as:</text:p>
      <text:list xml:id="list3802841662" text:style-name="WWNum35">
        <text:list-item>
          <text:p text:style-name="P97">The various modes of operations in the user organization</text:p>
        </text:list-item>
        <text:list-item>
          <text:p text:style-name="P97">Periods of interactive operations and periods of unattended operations</text:p>
        </text:list-item>
        <text:list-item>
          <text:p text:style-name="P97">Data processing support functions</text:p>
        </text:list-item>
        <text:list-item>
          <text:p text:style-name="P97">Backup and recovery operations </text:p>
        </text:list-item>
      </text:list>
      <text:p text:style-name="P22"/>
      <text:p text:style-name="P17"><text:span text:style-name="T13">(Note: <text:s/>This is sometimes specified as part of the User Interfaces section.) <text:s/>If you separate this from the UI stuff earlier, then cover business process type stuff that would impact the design. <text:s/>For instance, if the company brings all their systems down at midnight for data backup that might impact the design. <text:s/>These are all the work tasks that impact the design of an application, but which might not be located in software.</text:span> </text:p>
      <text:p text:style-name="P17"/>
      <text:list xml:id="list205843258150810" text:continue-list="list205844009166161" text:style-name="WWNum19">
        <text:list-item>
          <text:list>
            <text:list-item>
              <text:list>
                <text:list-item>
                  <text:p text:style-name="P60"><text:bookmark text:name="_1ksv4uv"/>2.1.8 Site Adaptation Requirements</text:p>
                </text:list-item>
              </text:list>
            </text:list-item>
          </text:list>
        </text:list-item>
      </text:list>
      <text:p text:style-name="P25"/>
      <text:p text:style-name="P22">In this section:</text:p>
      <text:list xml:id="list438688835" text:style-name="WWNum20">
        <text:list-item>
          <text:p text:style-name="P98">Define the requirements for any data or initialization sequences that are specific to a given site, mission, or operational mode</text:p>
        </text:list-item>
        <text:list-item>
          <text:p text:style-name="P98">Specify the site or mission-related features that should be modified to adapt the software to a particular installation</text:p>
        </text:list-item>
      </text:list>
      <text:p text:style-name="P21"/>
      <text:p text:style-name="P21">If any modifications to the customer’s work area would be required by your system, then document that here. <text:s/>For instance, “A 100Kw backup generator and 10000 BTU air conditioning system must be installed at the user site prior to software installation”.</text:p>
      <text:p text:style-name="P21">This could also be software-specific like, “New data tables created for this system must be installed on the company’s existing DB server and populated prior to system activation.” <text:s/>Any equipment the customer would need to buy or any software setup that needs to be done so that your system will install and operate correctly should be documented here.</text:p>
      <text:p text:style-name="P21"/>
      <text:list xml:id="list205845208820823" text:continue-list="list205843258150810" text:style-name="WWNum19">
        <text:list-item>
          <text:list>
            <text:list-item>
              <text:p text:style-name="P57"><text:bookmark text:name="_44sinio"/>2.2 <text:s/>Product Functions </text:p>
            </text:list-item>
          </text:list>
        </text:list-item>
      </text:list>
      <text:p text:style-name="P17"/>
      <text:p text:style-name="P22"><text:soft-page-break/>Provide a summary of the major functions that the software will perform. Sometimes the function summary that is necessary for this part can be taken directly from the section of the higher-level specification (if one exists) that allocates particular functions to the software product.</text:p>
      <text:p text:style-name="P22"/>
      <text:p text:style-name="P22">For clarity:</text:p>
      <text:list xml:id="list2955475267" text:style-name="WWNum37">
        <text:list-item>
          <text:p text:style-name="P99">The functions should be organized in a way that makes the list of functions understandable to the customer or to anyone else reading the document for the first time. </text:p>
        </text:list-item>
        <text:list-item>
          <text:p text:style-name="P99">Textual or graphic methods can be used to show the different functions and their relationships. <text:s/>Such a diagram is not intended to show a design of a product but simply shows the logical relationships among variables.</text:p>
        </text:list-item>
      </text:list>
      <text:p text:style-name="P22"/>
      <text:p text:style-name="P22">AH, Finally the real meat of section 2. <text:s/>This describes the functionality of the system in the language of the customer. <text:s/>What specifically does the system that will be designed have to do? <text:s/>Drawings are good, but remember this is a description of what the system needs to do, not how you are going to build it. (That comes in the design document). </text:p>
      <text:p text:style-name="P21"/>
      <text:list xml:id="list205843959188346" text:continue-list="list205845208820823" text:style-name="WWNum19">
        <text:list-item>
          <text:list>
            <text:list-item>
              <text:p text:style-name="P57"><text:bookmark text:name="_2jxsxqh"/>2.3 <text:s/>User Characteristics </text:p>
            </text:list-item>
          </text:list>
        </text:list-item>
      </text:list>
      <text:p text:style-name="P24"/>
      <text:p text:style-name="P21">Describe those general characteristics of the intended users of the product including educational level, experience, and technical expertise. <text:s/>Do not state specific requirements but rather provide the reasons why certain specific requirements are later specified in section 3. <text:s/></text:p>
      <text:p text:style-name="P21"/>
      <text:p text:style-name="P21">What is it about your potential user base that will impact the design? <text:s/>Their experience and comfort with technology will drive UI design. <text:s/>Other characteristics might actually influence internal design of the system.</text:p>
      <text:p text:style-name="P21"/>
      <text:list xml:id="list205843482994869" text:continue-numbering="true" text:style-name="WWNum19">
        <text:list-item>
          <text:list>
            <text:list-item>
              <text:p text:style-name="P57"><text:bookmark text:name="_z337ya"/>2.4 <text:s/>Constraints <text:s/></text:p>
            </text:list-item>
          </text:list>
        </text:list-item>
      </text:list>
      <text:p text:style-name="P24"/>
      <text:p text:style-name="P21">Provide a general description of any other items that will limit the developer's options. <text:s/>These can include:</text:p>
      <text:p text:style-name="P21"/>
      <text:p text:style-name="P31">(1) <text:s/>Regulatory policies</text:p>
      <text:p text:style-name="P31">(2) <text:s/>Hardware limitations (for example, signal timing requirements)</text:p>
      <text:p text:style-name="P31">(3) <text:s/>Interface to other applications</text:p>
      <text:p text:style-name="P31">(4) <text:s/>Parallel operation</text:p>
      <text:p text:style-name="P31">(5) <text:s/>Audit functions</text:p>
      <text:p text:style-name="P31">(6) <text:s/>Control functions</text:p>
      <text:p text:style-name="P31">(7) <text:s/>Higher-order language requirements</text:p>
      <text:list xml:id="list3850359577" text:style-name="WWNum1">
        <text:list-item>
          <text:p text:style-name="P85">Signal handshake protocols (for example, XON-XOFF, ACK-NACK)</text:p>
        </text:list-item>
        <text:list-item>
          <text:p text:style-name="P85">Reliability requirements</text:p>
        </text:list-item>
      </text:list>
      <text:p text:style-name="P31">(10) <text:s/>Criticality of the application</text:p>
      <text:p text:style-name="P31">(11) Safety and security considerations</text:p>
      <text:p text:style-name="P21"/>
      <text:p text:style-name="P21"><text:soft-page-break/>This section captures non-functional requirements in the customers language. <text:s/>A more formal presentation of these will occur in section 3. </text:p>
      <text:list xml:id="list205844826514333" text:continue-list="list205843482994869" text:style-name="WWNum19">
        <text:list-item>
          <text:list>
            <text:list-item>
              <text:p text:style-name="P57"><text:bookmark text:name="_3j2qqm3"/>2.5 Assumptions and Dependencies</text:p>
            </text:list-item>
          </text:list>
        </text:list-item>
      </text:list>
      <text:p text:style-name="P21"/>
      <text:p text:style-name="P21">List each of the factors that affect the requirements stated in the SRS. <text:s/>These factors are not design constraints on the software but are, rather, any changes to them that can affect the requirements in the SRS. <text:s/>For example, an assumption might be that a specific operating system would be available on the hardware designated for the software product. <text:s/>If, in fact, the operating system were not available, the SRS would then have to change accordingly.</text:p>
      <text:p text:style-name="P22"/>
      <text:p text:style-name="P22">This section is catch-all for everything else that might influence the design of the system and that did not fit in any of the categories above. </text:p>
      <text:list xml:id="list205845082578736" text:continue-numbering="true" text:style-name="WWNum19">
        <text:list-item>
          <text:list>
            <text:list-item>
              <text:p text:style-name="P57"><text:bookmark text:name="_1y810tw"/>2.6 Apportioning of Requirements.</text:p>
            </text:list-item>
          </text:list>
        </text:list-item>
      </text:list>
      <text:p text:style-name="P17"/>
      <text:p text:style-name="P22">Identify requirements that may be delayed until future versions of the system. <text:s/>After you look at the project plan and hours available, you may realize that you just cannot get everything done. <text:s/>This section divides the requirements into different sections for development and delivery. <text:s/>Remember to check with the customer – they should prioritize the requirements and decide what does and does not get done. <text:s/>This can also be useful if you are using an iterative life cycle model to specify which requirements will map to which interation.</text:p>
      <text:p text:style-name="P24"/>
      <text:list xml:id="list205844364408831" text:continue-numbering="true" text:style-name="WWNum19">
        <text:list-item>
          <text:p text:style-name="P55"><text:bookmark text:name="_4i7ojhp"/>3. <text:s/>Specific Requirements <text:s/></text:p>
        </text:list-item>
      </text:list>
      <text:p text:style-name="P24"/>
      <text:p text:style-name="P21">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21"/>
      <text:list xml:id="list2296969965" text:style-name="WWNum29">
        <text:list-item>
          <text:p text:style-name="P93">Specific requirements should be stated with all the characteristics of a good SRS</text:p>
        </text:list-item>
      </text:list>
      <text:list xml:id="list2778717560" text:style-name="WWNum26">
        <text:list-item>
          <text:p text:style-name="P100">correct</text:p>
        </text:list-item>
        <text:list-item>
          <text:p text:style-name="P100">unambiguous</text:p>
        </text:list-item>
        <text:list-item>
          <text:p text:style-name="P100">complete</text:p>
        </text:list-item>
        <text:list-item>
          <text:p text:style-name="P100">consistent</text:p>
        </text:list-item>
        <text:list-item>
          <text:p text:style-name="P100">ranked for importance and/or stability</text:p>
        </text:list-item>
        <text:list-item>
          <text:p text:style-name="P100">verifiable</text:p>
        </text:list-item>
        <text:list-item>
          <text:p text:style-name="P100">modifiable</text:p>
        </text:list-item>
        <text:list-item>
          <text:p text:style-name="P100">traceable</text:p>
        </text:list-item>
      </text:list>
      <text:list xml:id="list205843482632321" text:continue-list="list2296969965" text:style-name="WWNum29">
        <text:list-item>
          <text:p text:style-name="P93"><text:soft-page-break/>Specific requirements should be cross-referenced to earlier documents that relate</text:p>
        </text:list-item>
        <text:list-item>
          <text:p text:style-name="P93">All requirements should be uniquely identifiable (usually via numbering like 3.1.2.3)</text:p>
        </text:list-item>
        <text:list-item>
          <text:p text:style-name="P93">Careful attention should be given to organizing the requirements to maximize readability (Several alternative organizations are given at end of document)</text:p>
        </text:list-item>
      </text:list>
      <text:p text:style-name="P21"/>
      <text:p text:style-name="P21">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21"/>
      <text:p text:style-name="P21">Remember this is not design. <text:s/>Do not require specific software packages, etc unless the customer specifically requires them. <text:s/>Avoid over-constraining your design. <text:s/>Use proper terminology:</text:p>
      <text:p text:style-name="P21">The system shall… <text:s/>A required, must have feature</text:p>
      <text:p text:style-name="P21">The system should… A desired feature, but may be deferred til later</text:p>
      <text:p text:style-name="P21">The system may… <text:s text:c="2"/>An optional, nice-to-have feature that may never make it to implementation.</text:p>
      <text:p text:style-name="P21"/>
      <text:p text:style-name="P21">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21"/>
      <text:p text:style-name="P21">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p>
      <text:list xml:id="list205843431265747" text:continue-list="list205844364408831" text:style-name="WWNum19">
        <text:list-item>
          <text:list>
            <text:list-item>
              <text:p text:style-name="P58"/>
            </text:list-item>
            <text:list-item>
              <text:p text:style-name="P57"><text:bookmark text:name="_2xcytpi"/>3.1 External Interfaces</text:p>
            </text:list-item>
          </text:list>
        </text:list-item>
      </text:list>
      <text:p text:style-name="P24"/>
      <text:p text:style-name="P21">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21"/>
      <text:p text:style-name="P21">It contains both content and format as follows:</text:p>
      <text:p text:style-name="P21"/>
      <text:list xml:id="list205844042059541" text:continue-list="list2778717560" text:style-name="WWNum26">
        <text:list-item>
          <text:p text:style-name="P100"><text:soft-page-break/>Name of item</text:p>
        </text:list-item>
        <text:list-item>
          <text:p text:style-name="P100">Description of purpose</text:p>
        </text:list-item>
        <text:list-item>
          <text:p text:style-name="P100">Source of input or destination of output</text:p>
        </text:list-item>
        <text:list-item>
          <text:p text:style-name="P100">Valid range, accuracy and/or tolerance</text:p>
        </text:list-item>
        <text:list-item>
          <text:p text:style-name="P100">Units of measure</text:p>
        </text:list-item>
        <text:list-item>
          <text:p text:style-name="P100">Timing</text:p>
        </text:list-item>
        <text:list-item>
          <text:p text:style-name="P100">Relationships to other inputs/outputs</text:p>
        </text:list-item>
        <text:list-item>
          <text:p text:style-name="P100">Screen formats/organization</text:p>
        </text:list-item>
        <text:list-item>
          <text:p text:style-name="P100">Window formats/organization</text:p>
        </text:list-item>
        <text:list-item>
          <text:p text:style-name="P100">Data formats</text:p>
        </text:list-item>
        <text:list-item>
          <text:p text:style-name="P100">Command formats</text:p>
        </text:list-item>
        <text:list-item>
          <text:p text:style-name="P100">End messages</text:p>
        </text:list-item>
      </text:list>
      <text:p text:style-name="P21"/>
      <text:list xml:id="list205844903262181" text:continue-list="list205843431265747" text:style-name="WWNum19">
        <text:list-item>
          <text:list>
            <text:list-item>
              <text:p text:style-name="P57"><text:bookmark text:name="_1ci93xb"/>3.2 Functions</text:p>
            </text:list-item>
          </text:list>
        </text:list-item>
      </text:list>
      <text:p text:style-name="P17"/>
      <text:p text:style-name="P22">Functional requirements define the fundamental actions that must take place in the software in accepting and processing the inputs and in processing and generating the outputs. <text:s/>These are generally listed as “shall” statements starting with "The system shall… <text:s/></text:p>
      <text:p text:style-name="P22"/>
      <text:p text:style-name="P22">These include:</text:p>
      <text:p text:style-name="P22"/>
      <text:list xml:id="list205844519145004" text:continue-list="list205844042059541" text:style-name="WWNum26">
        <text:list-item>
          <text:p text:style-name="P101">Validity checks on the inputs</text:p>
        </text:list-item>
        <text:list-item>
          <text:p text:style-name="P101">Exact sequence of operations</text:p>
        </text:list-item>
        <text:list-item>
          <text:p text:style-name="P101">Responses to abnormal situation, including</text:p>
        </text:list-item>
        <text:list-item>
          <text:p text:style-name="P103">Overflow</text:p>
        </text:list-item>
        <text:list-item>
          <text:p text:style-name="P103">Communication facilities</text:p>
        </text:list-item>
        <text:list-item>
          <text:p text:style-name="P103">Error handling and recovery</text:p>
        </text:list-item>
        <text:list-item>
          <text:p text:style-name="P102">Effect of parameters</text:p>
        </text:list-item>
        <text:list-item>
          <text:p text:style-name="P102">Relationship of outputs to inputs, including</text:p>
        </text:list-item>
        <text:list-item>
          <text:p text:style-name="P103">Input/Output sequences</text:p>
        </text:list-item>
        <text:list-item>
          <text:p text:style-name="P103">Formulas for input to output conversion</text:p>
        </text:list-item>
      </text:list>
      <text:p text:style-name="P22"/>
      <text:p text:style-name="P22"/>
      <text:p text:style-name="P22">It may be appropriate to partition the functional requirements into sub-functions or sub-processes. <text:s/>This does not imply that the software design will also be partitioned that way.</text:p>
      <text:p text:style-name="P22"/>
      <text:list xml:id="list205843646171372" text:continue-list="list205844903262181" text:style-name="WWNum19">
        <text:list-item>
          <text:list>
            <text:list-item>
              <text:p text:style-name="P57"><text:bookmark text:name="_3whwml4"/>3.3 Performance Requirements</text:p>
            </text:list-item>
          </text:list>
        </text:list-item>
      </text:list>
      <text:p text:style-name="P24"/>
      <text:p text:style-name="P21">This subsection specifies both the static and the dynamic numerical requirements placed on the software or on human interaction with the software, as a whole. <text:s/>Static numerical requirements may include:</text:p>
      <text:p text:style-name="P31"><text:tab/>(a) <text:s/>The number of terminals to be supported</text:p>
      <text:p text:style-name="P31"><text:tab/>(b) <text:s/>The number of simultaneous users to be supported</text:p>
      <text:p text:style-name="P31"><text:tab/>(c) <text:s/>Amount and type of information to be handled</text:p>
      <text:p text:style-name="P35">Static numerical requirements are sometimes identified under a separate section entitled capacity.</text:p>
      <text:p text:style-name="P35"><text:soft-page-break/></text:p>
      <text:p text:style-name="P35">Dynamic numerical requirements may include, for example, the numbers of transactions and tasks and the amount of data to be processed within certain time periods for both normal and peak workload conditions.</text:p>
      <text:p text:style-name="P21"/>
      <text:p text:style-name="P21">All of these requirements should be stated in measurable terms.</text:p>
      <text:p text:style-name="P21"/>
      <text:p text:style-name="P21">For example,</text:p>
      <text:p text:style-name="P21"/>
      <text:p text:style-name="P106">95% of the transactions shall be processed in less than 1 second</text:p>
      <text:p text:style-name="P21"/>
      <text:p text:style-name="P21"><text:s/>rather than, </text:p>
      <text:p text:style-name="P21"/>
      <text:p text:style-name="P106">An operator shall not have to wait for the transaction to complete.</text:p>
      <text:p text:style-name="P21"/>
      <text:p text:style-name="P21">(Note: <text:s/>Numerical limits applied to one specific function are normally specified as part of the processing subparagraph description of that function.)</text:p>
      <text:p text:style-name="P21"/>
      <text:p text:style-name="P37"/>
      <text:list xml:id="list205843466023562" text:continue-numbering="true" text:style-name="WWNum19">
        <text:list-item>
          <text:list>
            <text:list-item>
              <text:p text:style-name="P57"><text:bookmark text:name="_2bn6wsx"/>3.4 Logical Database Requirements</text:p>
            </text:list-item>
          </text:list>
        </text:list-item>
      </text:list>
      <text:p text:style-name="P17"/>
      <text:p text:style-name="P22">This section specifies the logical requirements for any information that is to be placed into a database. <text:s/>This may include:</text:p>
      <text:p text:style-name="P22"/>
      <text:list xml:id="list205844447851846" text:continue-list="list205844519145004" text:style-name="WWNum26">
        <text:list-item>
          <text:p text:style-name="P101">Types of information used by various functions</text:p>
        </text:list-item>
        <text:list-item>
          <text:p text:style-name="P101">Frequency of use</text:p>
        </text:list-item>
        <text:list-item>
          <text:p text:style-name="P101">Accessing capabilities</text:p>
        </text:list-item>
        <text:list-item>
          <text:p text:style-name="P101">Data entities and their relationships</text:p>
        </text:list-item>
        <text:list-item>
          <text:p text:style-name="P101">Integrity constraints</text:p>
        </text:list-item>
        <text:list-item>
          <text:p text:style-name="P101">Data retention requirements</text:p>
        </text:list-item>
      </text:list>
      <text:p text:style-name="P22"/>
      <text:p text:style-name="P22">If the customer provided you with data models, those can be presented here. <text:s/>ER diagrams (or static class diagrams) can be useful here to show complex data relationships. <text:s/>Remember a diagram is worth a thousand words of confusing text.</text:p>
      <text:p text:style-name="P38"/>
      <text:list xml:id="list205844438812938" text:continue-list="list205843466023562" text:style-name="WWNum19">
        <text:list-item>
          <text:list>
            <text:list-item>
              <text:p text:style-name="P57"><text:bookmark text:name="_qsh70q"/>3.5 Design Constraints</text:p>
            </text:list-item>
          </text:list>
        </text:list-item>
      </text:list>
      <text:p text:style-name="P24"/>
      <text:p text:style-name="P21">Specify design constraints that can be imposed by other standards, hardware limitations, etc.</text:p>
      <text:p text:style-name="P21"/>
      <text:list xml:id="list205844287731093" text:continue-numbering="true" text:style-name="WWNum19">
        <text:list-item>
          <text:list>
            <text:list-item>
              <text:list>
                <text:list-item>
                  <text:p text:style-name="P60"><text:bookmark text:name="_3as4poj"/>3.5.1 <text:s/>Standards Compliance <text:s/></text:p>
                </text:list-item>
              </text:list>
            </text:list-item>
          </text:list>
        </text:list-item>
      </text:list>
      <text:p text:style-name="P26"/>
      <text:p text:style-name="P21">Specify the requirements derived from existing standards or regulations. <text:s/>They might include:</text:p>
      <text:p text:style-name="P31">(1) <text:s/>Report format</text:p>
      <text:p text:style-name="P31"><text:soft-page-break/>(2) <text:s/>Data naming</text:p>
      <text:p text:style-name="P31">(3) <text:s/>Accounting procedures</text:p>
      <text:p text:style-name="P31">(4) <text:s/>Audit Tracing</text:p>
      <text:p text:style-name="P36"/>
      <text:p text:style-name="P36">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38"/>
      <text:list xml:id="list205843153286405" text:continue-numbering="true" text:style-name="WWNum19">
        <text:list-item>
          <text:list>
            <text:list-item>
              <text:p text:style-name="P57"><text:bookmark text:name="_1pxezwc"/>3.6 Software System Attributes</text:p>
            </text:list-item>
          </text:list>
        </text:list-item>
      </text:list>
      <text:p text:style-name="P17"/>
      <text:p text:style-name="P21">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 </text:p>
      <text:p text:style-name="P21"/>
      <text:p text:style-name="P21">These are characteristics the system must possess, but that pervade (or cross-cut) the design. <text:s/>These requirements have to be testable just like the functional requirements. <text:s/>Its easy to start philosophizing here, but keep it specific.</text:p>
      <text:p text:style-name="P21"/>
      <text:list xml:id="list205843358716021" text:continue-numbering="true" text:style-name="WWNum19">
        <text:list-item>
          <text:list>
            <text:list-item>
              <text:list>
                <text:list-item>
                  <text:p text:style-name="P60"><text:bookmark text:name="_49x2ik5"/>3.6.1 Reliability</text:p>
                </text:list-item>
              </text:list>
            </text:list-item>
          </text:list>
        </text:list-item>
      </text:list>
      <text:p text:style-name="P25"/>
      <text:p text:style-name="P22">Specify the factors required to establish the required reliability of the software system at time of delivery. <text:s/>If you have MTBF requirements, express them here. <text:s/>This doesn’t refer to just having a <text:s/>program that does not crash. <text:s/>This has a specific engineering meaning.</text:p>
      <text:p text:style-name="P39"/>
      <text:list xml:id="list205844463380020" text:continue-numbering="true" text:style-name="WWNum19">
        <text:list-item>
          <text:list>
            <text:list-item>
              <text:list>
                <text:list-item>
                  <text:p text:style-name="P60"><text:bookmark text:name="_2p2csry"/>3.6.2 Availability</text:p>
                </text:list-item>
              </text:list>
            </text:list-item>
          </text:list>
        </text:list-item>
      </text:list>
      <text:p text:style-name="P25"/>
      <text:p text:style-name="P22">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p>
      <text:p text:style-name="P39"/>
      <text:list xml:id="list205844464901697" text:continue-numbering="true" text:style-name="WWNum19">
        <text:list-item>
          <text:list>
            <text:list-item>
              <text:list>
                <text:list-item>
                  <text:p text:style-name="P60"><text:bookmark text:name="_147n2zr"/>3.6.3 Security</text:p>
                </text:list-item>
              </text:list>
            </text:list-item>
          </text:list>
        </text:list-item>
      </text:list>
      <text:p text:style-name="P25"/>
      <text:p text:style-name="P22">Specify the factors that would protect the software from accidental or malicious access, use, modification, destruction, or disclosure. <text:s/>Specific requirements in this area could include the need to:</text:p>
      <text:list xml:id="list205844098725572" text:continue-list="list205844447851846" text:style-name="WWNum26">
        <text:list-item>
          <text:p text:style-name="P101">Utilize certain cryptographic techniques</text:p>
        </text:list-item>
        <text:list-item>
          <text:p text:style-name="P101">Keep specific log or history data sets</text:p>
        </text:list-item>
        <text:list-item>
          <text:p text:style-name="P101"><text:soft-page-break/>Assign certain functions to different modules</text:p>
        </text:list-item>
        <text:list-item>
          <text:p text:style-name="P101">Restrict communications between some areas of the program</text:p>
        </text:list-item>
        <text:list-item>
          <text:p text:style-name="P101">Check data integrity for critical variables</text:p>
        </text:list-item>
      </text:list>
      <text:list xml:id="list205844214549765" text:continue-list="list205844464901697" text:style-name="WWNum19">
        <text:list-item>
          <text:list>
            <text:list-item>
              <text:list>
                <text:list-item>
                  <text:p text:style-name="P62"/>
                </text:list-item>
                <text:list-item>
                  <text:p text:style-name="P60"><text:bookmark text:name="_3o7alnk"/>3.6.4 Maintainability</text:p>
                </text:list-item>
              </text:list>
            </text:list-item>
          </text:list>
        </text:list-item>
      </text:list>
      <text:p text:style-name="P25"/>
      <text:p text:style-name="P22">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22"/>
      <text:list xml:id="list205843555353649" text:continue-numbering="true" text:style-name="WWNum19">
        <text:list-item>
          <text:list>
            <text:list-item>
              <text:list>
                <text:list-item>
                  <text:p text:style-name="P60"><text:bookmark text:name="_23ckvvd"/>3.6.5 Portability</text:p>
                </text:list-item>
              </text:list>
            </text:list-item>
          </text:list>
        </text:list-item>
      </text:list>
      <text:p text:style-name="P26"/>
      <text:p text:style-name="P21">Specify attributes of software that relate to the ease of porting the software to other host machines and/or operating systems. <text:s/>This may include:</text:p>
      <text:list xml:id="list205844756413634" text:continue-list="list205844098725572" text:style-name="WWNum26">
        <text:list-item>
          <text:p text:style-name="P100">Percentage of components with host-dependent code</text:p>
        </text:list-item>
        <text:list-item>
          <text:p text:style-name="P100">Percentage of code that is host dependent</text:p>
        </text:list-item>
        <text:list-item>
          <text:p text:style-name="P100">Use of a proven portable language</text:p>
        </text:list-item>
        <text:list-item>
          <text:p text:style-name="P100">Use of a particular compiler or language subset</text:p>
        </text:list-item>
        <text:list-item>
          <text:p text:style-name="P100">Use of a particular operating system</text:p>
        </text:list-item>
      </text:list>
      <text:p text:style-name="P21"/>
      <text:p text:style-name="P23">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23"/>
      <table:table table:name="Table1" table:style-name="Table1">
        <table:table-column table:style-name="Table1.A"/>
        <table:table-column table:style-name="Table1.B"/>
        <table:table-column table:style-name="Table1.C"/>
        <table:table-column table:style-name="Table1.D"/>
        <table:table-column table:style-name="Table1.E" table:number-columns-repeated="8"/>
        <table:table-column table:style-name="Table1.M"/>
        <table:table-column table:style-name="Table1.N"/>
        <table:table-column table:style-name="Table1.O"/>
        <table:table-row table:style-name="Table1.1">
          <table:table-cell table:style-name="Table1.A1" office:value-type="string">
            <text:p text:style-name="P69">ID</text:p>
          </table:table-cell>
          <table:table-cell table:style-name="Table1.A1" office:value-type="string">
            <text:p text:style-name="P107"><text:s text:c="3"/>Characteristic</text:p>
          </table:table-cell>
          <table:table-cell table:style-name="Table1.A1" office:value-type="string">
            <text:p text:style-name="P108">H/M/L</text:p>
          </table:table-cell>
          <table:table-cell table:style-name="Table1.A1" office:value-type="string">
            <text:p text:style-name="P66">1</text:p>
          </table:table-cell>
          <table:table-cell table:style-name="Table1.A1" office:value-type="string">
            <text:p text:style-name="P66">2</text:p>
          </table:table-cell>
          <table:table-cell table:style-name="Table1.A1" office:value-type="string">
            <text:p text:style-name="P66">3</text:p>
          </table:table-cell>
          <table:table-cell table:style-name="Table1.A1" office:value-type="string">
            <text:p text:style-name="P66">4</text:p>
          </table:table-cell>
          <table:table-cell table:style-name="Table1.A1" office:value-type="string">
            <text:p text:style-name="P66">5</text:p>
          </table:table-cell>
          <table:table-cell table:style-name="Table1.A1" office:value-type="string">
            <text:p text:style-name="P66">6</text:p>
          </table:table-cell>
          <table:table-cell table:style-name="Table1.A1" office:value-type="string">
            <text:p text:style-name="P66">7</text:p>
          </table:table-cell>
          <table:table-cell table:style-name="Table1.A1" office:value-type="string">
            <text:p text:style-name="P66">8</text:p>
          </table:table-cell>
          <table:table-cell table:style-name="Table1.A1" office:value-type="string">
            <text:p text:style-name="P66">9</text:p>
          </table:table-cell>
          <table:table-cell table:style-name="Table1.A1" office:value-type="string">
            <text:p text:style-name="P70">10</text:p>
          </table:table-cell>
          <table:table-cell table:style-name="Table1.A1" office:value-type="string">
            <text:p text:style-name="P70">11</text:p>
          </table:table-cell>
          <table:table-cell table:style-name="Table1.O1" office:value-type="string">
            <text:p text:style-name="P70">12</text:p>
          </table:table-cell>
        </table:table-row>
        <table:table-row table:style-name="Table1.1">
          <table:table-cell table:style-name="Table1.A1" office:value-type="string">
            <text:p text:style-name="P4">1</text:p>
          </table:table-cell>
          <table:table-cell table:style-name="Table1.A1" office:value-type="string">
            <text:p text:style-name="P41">Correctness</text:p>
          </table:table-cell>
          <table:table-cell table:style-name="Table1.A1" office:value-type="string">
            <text:p text:style-name="P41"/>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cell table:style-name="Table1.A1" office:value-type="string">
            <text:p text:style-name="P6"/>
          </table:table-cell>
          <table:table-cell table:style-name="Table1.O1" office:value-type="string">
            <text:p text:style-name="P6"/>
          </table:table-cell>
        </table:table-row>
        <table:table-row table:style-name="Table1.1">
          <table:table-cell table:style-name="Table1.A1" office:value-type="string">
            <text:p text:style-name="P4">2</text:p>
          </table:table-cell>
          <table:table-cell table:style-name="Table1.A1" office:value-type="string">
            <text:p text:style-name="P41">Efficienc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3</text:p>
          </table:table-cell>
          <table:table-cell table:style-name="Table1.A1" office:value-type="string">
            <text:p text:style-name="P41">Flexi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4</text:p>
          </table:table-cell>
          <table:table-cell table:style-name="Table1.A1" office:value-type="string">
            <text:p text:style-name="P40">Integrity/Secur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5</text:p>
          </table:table-cell>
          <table:table-cell table:style-name="Table1.A1" office:value-type="string">
            <text:p text:style-name="P41">Interoper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6</text:p>
          </table:table-cell>
          <table:table-cell table:style-name="Table1.A1" office:value-type="string">
            <text:p text:style-name="P41">Maintain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7</text:p>
          </table:table-cell>
          <table:table-cell table:style-name="Table1.A1" office:value-type="string">
            <text:p text:style-name="P41">Port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8</text:p>
          </table:table-cell>
          <table:table-cell table:style-name="Table1.A1" office:value-type="string">
            <text:p text:style-name="P41">Reli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9</text:p>
          </table:table-cell>
          <table:table-cell table:style-name="Table1.A1" office:value-type="string">
            <text:p text:style-name="P41">Reus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10</text:p>
          </table:table-cell>
          <table:table-cell table:style-name="Table1.A1" office:value-type="string">
            <text:p text:style-name="P41">Test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A1" office:value-type="string">
            <text:p text:style-name="P5"/>
          </table:table-cell>
          <table:table-cell table:style-name="Table1.O1" office:value-type="string">
            <text:p text:style-name="P5"/>
          </table:table-cell>
        </table:table-row>
        <text:soft-page-break/>
        <table:table-row table:style-name="Table1.1">
          <table:table-cell table:style-name="Table1.A1" office:value-type="string">
            <text:p text:style-name="P4">11</text:p>
          </table:table-cell>
          <table:table-cell table:style-name="Table1.A1" office:value-type="string">
            <text:p text:style-name="P41">Us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4">12</text:p>
          </table:table-cell>
          <table:table-cell table:style-name="Table1.A1" office:value-type="string">
            <text:p text:style-name="P41">Availability</text:p>
          </table:table-cell>
          <table:table-cell table:style-name="Table1.A1" office:value-type="string">
            <text:p text:style-name="P41"/>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D2" office:value-type="string">
            <text:p text:style-name="P5"/>
          </table:table-cell>
          <table:table-cell table:style-name="Table1.O13" office:value-type="string">
            <text:p text:style-name="P5"/>
          </table:table-cell>
        </table:table-row>
      </table:table>
      <text:p text:style-name="P23"/>
      <text:p text:style-name="P22"/>
      <text:p text:style-name="P22"/>
      <text:p text:style-name="P22">Definitions of the quality characteristics not defined in the paragraphs above follow.</text:p>
      <text:p text:style-name="P22"/>
      <text:p text:style-name="P87">•<text:tab/>Correctness - extent to which program satisfies specifications, fulfills user’s mission objectives</text:p>
      <text:p text:style-name="P87">•<text:tab/>Efficiency - amount of computing resources and code required to perform function</text:p>
      <text:p text:style-name="P87">•<text:tab/>Flexibility - effort needed to modify operational program</text:p>
      <text:p text:style-name="P87">•<text:tab/>Interoperability - effort needed to couple one system with another</text:p>
      <text:p text:style-name="P87">•<text:tab/>Reliability - extent to which program performs with required precision</text:p>
      <text:p text:style-name="P87">•<text:tab/>Reusability - extent to which it can be reused in another application</text:p>
      <text:p text:style-name="P87">•<text:tab/>Testability - effort needed to test to ensure performs as intended</text:p>
      <text:p text:style-name="P87">•<text:tab/>Usability - effort required to learn, operate, prepare input, and interpret output</text:p>
      <text:p text:style-name="P24"/>
      <text:p text:style-name="P21">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 </text:p>
      <text:list xml:id="list205843346918565" text:continue-list="list205843555353649" text:style-name="WWNum19">
        <text:list-item>
          <text:list>
            <text:list-item>
              <text:p text:style-name="P57"><text:bookmark text:name="_ihv636"/>3.7 Organizing the Specific Requirements</text:p>
            </text:list-item>
          </text:list>
        </text:list-item>
      </text:list>
      <text:p text:style-name="P24"/>
      <text:p text:style-name="P21">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21"/>
      <text:list xml:id="list205843976874229" text:continue-numbering="true" text:style-name="WWNum19">
        <text:list-item>
          <text:list>
            <text:list-item>
              <text:list>
                <text:list-item>
                  <text:p text:style-name="P60"><text:bookmark text:name="_32hioqz"/>3.7.1 System Mode</text:p>
                </text:list-item>
              </text:list>
            </text:list-item>
          </text:list>
        </text:list-item>
      </text:list>
      <text:p text:style-name="P25"/>
      <text:p text:style-name="P22">Some systems behave quite differently depending on the mode of operation. <text:s/>When organizing by mode there are two possible outlines. <text:s/>The choice depends on whether interfaces and performance are dependent on mode.</text:p>
      <text:p text:style-name="P22"/>
      <text:list xml:id="list205843322813046" text:continue-numbering="true" text:style-name="WWNum19">
        <text:list-item>
          <text:list>
            <text:list-item>
              <text:list>
                <text:list-item>
                  <text:p text:style-name="P60"><text:bookmark text:name="_1hmsyys"/>3.7.2 User Class</text:p>
                </text:list-item>
              </text:list>
            </text:list-item>
          </text:list>
        </text:list-item>
      </text:list>
      <text:p text:style-name="P25"/>
      <text:p text:style-name="P22">Some systems provide different sets of functions to different classes of users.</text:p>
      <text:list xml:id="list205844903273830" text:continue-numbering="true" text:style-name="WWNum19">
        <text:list-item>
          <text:list>
            <text:list-item>
              <text:list>
                <text:list-item>
                  <text:p text:style-name="P62"/>
                </text:list-item>
                <text:list-item>
                  <text:p text:style-name="P60"><text:bookmark text:name="_41mghml"/>3.7.3 Objects</text:p>
                </text:list-item>
              </text:list>
            </text:list-item>
          </text:list>
        </text:list-item>
      </text:list>
      <text:p text:style-name="P25"/>
      <text:p text:style-name="P22">Objects are real-world entities that have a counterpart within the system. <text:s/><text:soft-page-break/>Associated with each object is a set of attributes and functions. <text:s/>These functions are also called services, methods, or processes. <text:s/>Note that sets of objects may share attributes and services. <text:s/>These are grouped together as classes.</text:p>
      <text:p text:style-name="P22"/>
      <text:list xml:id="list205843478432405" text:continue-numbering="true" text:style-name="WWNum19">
        <text:list-item>
          <text:list>
            <text:list-item>
              <text:list>
                <text:list-item>
                  <text:p text:style-name="P60"><text:bookmark text:name="_2grqrue"/>3.7.4 Feature</text:p>
                </text:list-item>
              </text:list>
            </text:list-item>
          </text:list>
        </text:list-item>
      </text:list>
      <text:p text:style-name="P27"/>
      <text:p text:style-name="P22">A feature is an externally desired service by the system that may require a sequence of inputs to effect the desired result. <text:s/>Each feature is generally described in as sequence eof stimulus-response pairs.</text:p>
      <text:p text:style-name="P22"/>
      <text:list xml:id="list205845069938865" text:continue-numbering="true" text:style-name="WWNum19">
        <text:list-item>
          <text:list>
            <text:list-item>
              <text:list>
                <text:list-item>
                  <text:p text:style-name="P60"><text:bookmark text:name="_vx1227"/>3.7.5 Stimulus</text:p>
                </text:list-item>
              </text:list>
            </text:list-item>
          </text:list>
        </text:list-item>
      </text:list>
      <text:p text:style-name="P25"/>
      <text:p text:style-name="P22">Some systems can be best organized by describing their functions in terms of stimuli.</text:p>
      <text:p text:style-name="P22"/>
      <text:list xml:id="list205843692186002" text:continue-numbering="true" text:style-name="WWNum19">
        <text:list-item>
          <text:list>
            <text:list-item>
              <text:list>
                <text:list-item>
                  <text:p text:style-name="P60"><text:bookmark text:name="_3fwokq0"/>3. 7.6 Response</text:p>
                </text:list-item>
              </text:list>
            </text:list-item>
          </text:list>
        </text:list-item>
      </text:list>
      <text:p text:style-name="P25"/>
      <text:p text:style-name="P22">Some systems can be best organized by describing their functions in support of the generation of a response.</text:p>
      <text:p text:style-name="P22"/>
      <text:list xml:id="list205844568465124" text:continue-numbering="true" text:style-name="WWNum19">
        <text:list-item>
          <text:list>
            <text:list-item>
              <text:list>
                <text:list-item>
                  <text:p text:style-name="P60"><text:bookmark text:name="_1v1yuxt"/>3.7.7 Functional Hierarchy</text:p>
                </text:list-item>
              </text:list>
            </text:list-item>
          </text:list>
        </text:list-item>
      </text:list>
      <text:p text:style-name="P25"/>
      <text:p text:style-name="P22">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38"/>
      <text:list xml:id="list205845105441773" text:continue-numbering="true" text:style-name="WWNum19">
        <text:list-item>
          <text:list>
            <text:list-item>
              <text:p text:style-name="P57"><text:bookmark text:name="_4f1mdlm"/>3.8 Additional Comments</text:p>
            </text:list-item>
          </text:list>
        </text:list-item>
      </text:list>
      <text:p text:style-name="P17"/>
      <text:p text:style-name="P22">Whenever a new SRS is contemplated, more than one of the organizational techniques given in 3.7 may be appropriate. <text:s/>In such cases, organize the specific requirements for multiple hierarchies tailored to the specific needs of the system under specification. </text:p>
      <text:p text:style-name="P22"/>
      <text:p text:style-name="P22">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 </text:p>
      <text:p text:style-name="P22"/>
      <text:p text:style-name="P22">In any of the outlines below, those sections called “Functional <text:soft-page-break/>Requirement i” may be described in native language, in pseudocode, in a system definition language, or in four subsections titled: Introduction, Inputs, Processing, Outputs.</text:p>
      <text:p text:style-name="P31"/>
      <text:list xml:id="list3820559001" text:style-name="WWNum7">
        <text:list-item>
          <text:p text:style-name="P56"><text:bookmark text:name="_2u6wntf"/>Change Management Process</text:p>
        </text:list-item>
      </text:list>
      <text:p text:style-name="P17"><text:s/></text:p>
      <text:p text:style-name="P22">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 </text:p>
      <text:p text:style-name="P22"/>
      <text:list xml:id="list205844285636281" text:continue-numbering="true" text:style-name="WWNum7">
        <text:list-item>
          <text:p text:style-name="P56"><text:bookmark text:name="_19c6y18"/>Document Approvals</text:p>
        </text:list-item>
      </text:list>
      <text:p text:style-name="P17"/>
      <text:p text:style-name="P22">Identify the approvers of the SRS document. Approver name, signature, and date should be used.</text:p>
      <text:p text:style-name="P22"/>
      <text:list xml:id="list205844972150927" text:continue-numbering="true" text:style-name="WWNum7">
        <text:list-item>
          <text:p text:style-name="P56"><text:bookmark text:name="_3tbugp1"/>Supporting Information</text:p>
        </text:list-item>
      </text:list>
      <text:p text:style-name="P17"/>
      <text:p text:style-name="P22">The supporting information makes the SRS easier to use. <text:s/>It includes:</text:p>
      <text:p text:style-name="P22"/>
      <text:list xml:id="list205844674112509" text:continue-list="list205844756413634" text:style-name="WWNum26">
        <text:list-item>
          <text:p text:style-name="P101">Table of Contents</text:p>
        </text:list-item>
        <text:list-item>
          <text:p text:style-name="P101">Index</text:p>
        </text:list-item>
        <text:list-item>
          <text:p text:style-name="P101">Appendices</text:p>
        </text:list-item>
      </text:list>
      <text:p text:style-name="P22"/>
      <text:p text:style-name="P22">The Appendices are not always considered part of the actual requirements specification and are not always necessary. <text:s/>They may include:</text:p>
      <text:p text:style-name="P22"/>
      <text:p text:style-name="P88"><text:tab/>(a) <text:s/>Sample I/O formats, descriptions of cost analysis studies, results of user surveys</text:p>
      <text:p text:style-name="P88"><text:tab/>(b) <text:s/>Supporting or background information that can help the readers of the SRS</text:p>
      <text:p text:style-name="P88"><text:tab/>(c) <text:s/>A description of the problems to be solved by the software</text:p>
      <text:p text:style-name="P109"><text:s text:c="5"/>(d) <text:s/>Special packaging instructions for the code and the media to meet security, export, initial loading, or other requirements</text:p>
      <text:p text:style-name="P42"/>
      <text:p text:style-name="P42">When Appendices are included, the SRS should explicitly state whether or not the Appendices are to be considered part of the requirements.</text:p>
      <text:p text:style-name="P43"><text:s/></text:p>
      <text:p text:style-name="P43"/>
      <text:p text:style-name="P43">Tables on the following pages provide alternate ways to structure section 3 on the specific requirements. <text:s/>You should pick the best one of these to organize section 3 requirements.</text:p>
      <text:p text:style-name="P28"/>
      <text:p text:style-name="P111">Outline for SRS Section 3</text:p>
      <text:p text:style-name="P111"><text:soft-page-break/>Organized by mode: Version 1</text:p>
      <text:p text:style-name="P44"/>
      <text:p text:style-name="P45">3. <text:s/>Specific Requirements</text:p>
      <text:p text:style-name="P45"><text:s text:c="4"/>3.1 <text:s/>External interface requirements</text:p>
      <text:list xml:id="list1323393204" text:style-name="WWNum23">
        <text:list-item>
          <text:p text:style-name="P112">User interfaces</text:p>
        </text:list-item>
        <text:list-item>
          <text:p text:style-name="P112">Hardware interfaces</text:p>
        </text:list-item>
        <text:list-item>
          <text:p text:style-name="P112">Software interfaces</text:p>
        </text:list-item>
        <text:list-item>
          <text:p text:style-name="P112">Communications interfaces</text:p>
        </text:list-item>
      </text:list>
      <text:list xml:id="list2678666304" text:style-name="WWNum33">
        <text:list-item>
          <text:p text:style-name="P121">Functional requirements</text:p>
        </text:list-item>
      </text:list>
      <text:p text:style-name="P45"><text:s text:c="8"/>3.2.1 Mode 1</text:p>
      <text:p text:style-name="P47"><text:s text:c="3"/>3.2.1.1 <text:s/>Functional requirement 1.1</text:p>
      <text:p text:style-name="P45"><text:tab/> <text:s text:c="4"/>.....</text:p>
      <text:p text:style-name="P45"><text:tab/> <text:s text:c="3"/>3.2.1.<text:span text:style-name="T13">n</text:span> <text:s/>Functional requirement 1.<text:span text:style-name="T13">n</text:span></text:p>
      <text:list xml:id="list1336775650" text:style-name="WWNum4">
        <text:list-item>
          <text:p text:style-name="P129">Mode 2</text:p>
        </text:list-item>
      </text:list>
      <text:p text:style-name="P45"><text:s text:c="11"/>.....</text:p>
      <text:p text:style-name="P45"><text:tab/> 3.2.<text:span text:style-name="T13">m</text:span> Mode <text:span text:style-name="T13">m</text:span></text:p>
      <text:p text:style-name="P47"><text:s text:c="3"/>3.2.<text:span text:style-name="T13">m</text:span>.1 Functional requirement <text:span text:style-name="T13">m</text:span>.1</text:p>
      <text:p text:style-name="P45"><text:tab/> <text:s text:c="4"/>.....</text:p>
      <text:p text:style-name="P45"><text:tab/> <text:s text:c="3"/>3.2.<text:span text:style-name="T13">m.n</text:span> <text:s/>Functional requirement <text:span text:style-name="T13">m.n</text:span></text:p>
      <text:p text:style-name="P45"><text:s text:c="4"/>3.3 <text:s/>Performance Requirements</text:p>
      <text:p text:style-name="P45"><text:s text:c="4"/>3.4 <text:s/>Design Constraints</text:p>
      <text:p text:style-name="P45"><text:s text:c="4"/>3.5 <text:s/>Software system attributes</text:p>
      <text:p text:style-name="P45"><text:s text:c="4"/>3.6 <text:s/>Other requirements</text:p>
      <text:p text:style-name="P45"><text:tab/></text:p>
      <text:p text:style-name="P45"/>
      <text:p text:style-name="P111">Outline for SRS Section 3</text:p>
      <text:p text:style-name="P111">Organized by mode: Version 2</text:p>
      <text:p text:style-name="P44"/>
      <text:p text:style-name="P45">3. Specific Requirements</text:p>
      <text:p text:style-name="P45"><text:s text:c="4"/>3.1 <text:s/>Functional Requirements</text:p>
      <text:list xml:id="list2237591712" text:style-name="WWNum39">
        <text:list-item>
          <text:p text:style-name="P113">Mode 1</text:p>
        </text:list-item>
      </text:list>
      <text:p text:style-name="P47"><text:s text:c="3"/>3.1.1.1 External interfaces</text:p>
      <text:p text:style-name="P45"><text:tab/><text:tab/> 3.1.1.1 <text:s/>User interfaces</text:p>
      <text:p text:style-name="P45"><text:tab/><text:tab/> 3.1.1.2 <text:s/>Hardware interfaces</text:p>
      <text:p text:style-name="P45"><text:tab/><text:tab/> 3.1.1.3 <text:s/>Software interfaces</text:p>
      <text:p text:style-name="P45"><text:tab/><text:tab/> 3.1.1.4 <text:s/>Communications interfaces</text:p>
      <text:p text:style-name="P45"><text:s text:c="9"/>3.1.1.2 Functional Requirement</text:p>
      <text:p text:style-name="P45"><text:s text:c="13"/>3.1.1.2.1 Functional requirement 1</text:p>
      <text:p text:style-name="P45"><text:tab/> <text:s text:c="6"/>.....</text:p>
      <text:p text:style-name="P45"><text:s text:c="13"/>3.1.1.2.<text:span text:style-name="T13">n</text:span> Functional requirement <text:span text:style-name="T13">n</text:span> </text:p>
      <text:p text:style-name="P45"><text:s text:c="9"/>3.1.1.3 Performance</text:p>
      <text:p text:style-name="P45"><text:s text:c="6"/>3.1.2 Mode 2</text:p>
      <text:p text:style-name="P45"><text:s text:c="14"/>.....</text:p>
      <text:p text:style-name="P45"><text:s text:c="6"/>3.1.<text:span text:style-name="T13">m</text:span> Mode <text:span text:style-name="T13">m</text:span></text:p>
      <text:list xml:id="list472100086" text:style-name="WWNum32">
        <text:list-item>
          <text:p text:style-name="P131">Design constraints</text:p>
        </text:list-item>
        <text:list-item>
          <text:p text:style-name="P131">Software system attributes</text:p>
        </text:list-item>
        <text:list-item>
          <text:p text:style-name="P131">Other requirements</text:p>
        </text:list-item>
      </text:list>
      <text:p text:style-name="P45"/>
      <text:p text:style-name="P45"><text:tab/> </text:p>
      <text:p text:style-name="P45"><text:soft-page-break/></text:p>
      <text:p text:style-name="P45"><text:tab/></text:p>
      <text:p text:style-name="P45"/>
      <text:p text:style-name="P111">Outline for SRS Section 3</text:p>
      <text:p text:style-name="P111">Organized by user class <text:s/>(i.e. different types of users -&gt;System Adminstrators, Managers, Clerks, etc.)</text:p>
      <text:p text:style-name="P44"/>
      <text:p text:style-name="P44"/>
      <text:p text:style-name="P45">3. <text:s/>Specific Requirements</text:p>
      <text:p text:style-name="P45"><text:s text:c="4"/>3.1 <text:s/>External interface requirements</text:p>
      <text:list xml:id="list2369400115" text:style-name="WWNum21">
        <text:list-item>
          <text:p text:style-name="P114">User interfaces</text:p>
        </text:list-item>
        <text:list-item>
          <text:p text:style-name="P114">Hardware interfaces</text:p>
        </text:list-item>
        <text:list-item>
          <text:p text:style-name="P114">Software interfaces</text:p>
        </text:list-item>
        <text:list-item>
          <text:p text:style-name="P114">Communications interfaces</text:p>
        </text:list-item>
      </text:list>
      <text:list xml:id="list2259492867" text:style-name="WWNum25">
        <text:list-item>
          <text:p text:style-name="P122">Functional requirements</text:p>
        </text:list-item>
      </text:list>
      <text:p text:style-name="P45"><text:s text:c="8"/>3.2.1 <text:s/>User class 1</text:p>
      <text:p text:style-name="P47"><text:s text:c="3"/>3.2.1.1 Functional requirement 1.1</text:p>
      <text:p text:style-name="P45"><text:tab/> <text:s text:c="4"/>.....</text:p>
      <text:p text:style-name="P45"><text:tab/> <text:s text:c="3"/>3.2.1.<text:span text:style-name="T13">n</text:span> <text:s/>Functional requirement 1.<text:span text:style-name="T13">n</text:span></text:p>
      <text:list xml:id="list471377259" text:style-name="WWNum8">
        <text:list-item>
          <text:p text:style-name="P130"><text:s/>User class 2</text:p>
        </text:list-item>
      </text:list>
      <text:p text:style-name="P45"><text:s text:c="11"/>.....</text:p>
      <text:p text:style-name="P45"/>
      <text:p text:style-name="P45"><text:tab/> 3.2.<text:span text:style-name="T13">m</text:span> User class <text:span text:style-name="T13">m</text:span></text:p>
      <text:p text:style-name="P47"><text:s text:c="3"/>3.2.<text:span text:style-name="T13">m</text:span>.1 Functional requirement <text:span text:style-name="T13">m</text:span>.1</text:p>
      <text:p text:style-name="P45"><text:tab/> <text:s text:c="4"/>.....</text:p>
      <text:p text:style-name="P45"><text:tab/> <text:s text:c="3"/>3.2.<text:span text:style-name="T13">m.n</text:span> <text:s/>Functional requirement <text:span text:style-name="T13">m.n</text:span></text:p>
      <text:p text:style-name="P45"><text:s text:c="4"/>3.3 <text:s/>Performance Requirements</text:p>
      <text:p text:style-name="P45"><text:s text:c="4"/>3.4 <text:s/>Design Constraints</text:p>
      <text:p text:style-name="P45"><text:s text:c="4"/>3.5 <text:s/>Software system attributes</text:p>
      <text:p text:style-name="P45"><text:s text:c="4"/>3.6 <text:s/>Other requirements</text:p>
      <text:p text:style-name="P45"><text:tab/></text:p>
      <text:p text:style-name="P45"/>
      <text:p text:style-name="P111">Outline for SRS Section 3</text:p>
      <text:p text:style-name="P111">Organized by object (Good if you did an object-oriented analysis as part of your requirements)</text:p>
      <text:p text:style-name="P44"/>
      <text:p text:style-name="P45">3 <text:s/>Specific Requirements</text:p>
      <text:p text:style-name="P45"><text:s text:c="4"/>3.1 <text:s/>External interface requirements</text:p>
      <text:list xml:id="list271260017" text:style-name="WWNum24">
        <text:list-item>
          <text:p text:style-name="P115"><text:s/>User interfaces</text:p>
        </text:list-item>
        <text:list-item>
          <text:p text:style-name="P115"><text:s/>Hardware interfaces</text:p>
        </text:list-item>
        <text:list-item>
          <text:p text:style-name="P115"><text:s/>Software interfaces</text:p>
        </text:list-item>
        <text:list-item>
          <text:p text:style-name="P115"><text:s/>Communications interfaces</text:p>
        </text:list-item>
      </text:list>
      <text:list xml:id="list3045732620" text:style-name="WWNum12">
        <text:list-item>
          <text:p text:style-name="P123"><text:s/>Classes/Objects </text:p>
        </text:list-item>
      </text:list>
      <text:p text:style-name="P45"><text:s text:c="7"/>3.2.1 <text:s/>Class/Object 1</text:p>
      <text:p text:style-name="P47"><text:s text:c="3"/>3.2.1.1 <text:s/>Attributes (direct or inherited)</text:p>
      <text:list xml:id="list752929177" text:style-name="WWNum36">
        <text:list-item>
          <text:p text:style-name="P132"><text:s/>Attribute 1</text:p>
        </text:list-item>
      </text:list>
      <text:p text:style-name="P45"><text:s text:c="13"/>.....</text:p>
      <text:p text:style-name="P45"><text:s text:c="13"/>3.2.1.1.<text:span text:style-name="T13">n</text:span> <text:s/>Attribute <text:span text:style-name="T13">n</text:span></text:p>
      <text:p text:style-name="P45"/>
      <text:list xml:id="list3976944319" text:style-name="WWNum10">
        <text:list-item>
          <text:p text:style-name="P134"><text:soft-page-break/><text:s/>Functions (services, methods, direct or inherited)</text:p>
        </text:list-item>
      </text:list>
      <text:p text:style-name="P45"><text:s text:c="13"/>3.2.1.2.1 <text:s/>Functional requirement 1.1</text:p>
      <text:p text:style-name="P45"><text:s text:c="13"/>.....</text:p>
      <text:p text:style-name="P45"><text:s text:c="13"/>3.2.1.2.<text:span text:style-name="T13">m</text:span> <text:s/>Functional requirement 1.<text:span text:style-name="T13">m</text:span></text:p>
      <text:p text:style-name="P45"><text:s text:c="10"/>3.2.1.3 <text:s/>Messages (communications received or sent)</text:p>
      <text:p text:style-name="P45"><text:s text:c="9"/>3.2.2 <text:s/>Class/Object 2</text:p>
      <text:p text:style-name="P45"><text:s text:c="13"/>.....</text:p>
      <text:p text:style-name="P45"><text:s text:c="9"/>3.2.<text:span text:style-name="T13">p </text:span>Class/Object <text:span text:style-name="T13">p</text:span></text:p>
      <text:p text:style-name="P45"><text:s text:c="4"/>3.3 <text:s/>Performance Requirements</text:p>
      <text:p text:style-name="P45"><text:s text:c="4"/>3.4 <text:s/>Design Constraints</text:p>
      <text:p text:style-name="P45"><text:s text:c="4"/>3.5 <text:s/>Software system attributes</text:p>
      <text:p text:style-name="P45"><text:s text:c="4"/>3.6 <text:s/>Other requirements</text:p>
      <text:p text:style-name="P45"/>
      <text:p text:style-name="P45"/>
      <text:p text:style-name="P45"/>
      <text:p text:style-name="P24"/>
      <text:p text:style-name="P111">Outline for SRS Section 3</text:p>
      <text:p text:style-name="P111">Organized by feature (Good when there are clearly delimited feature sets.</text:p>
      <text:p text:style-name="P44"/>
      <text:p text:style-name="P44"/>
      <text:p text:style-name="P44"/>
      <text:p text:style-name="P45">3 <text:s/>Specific Requirements</text:p>
      <text:p text:style-name="P45"><text:s text:c="4"/>3.1 <text:s/>External interface requirements</text:p>
      <text:list xml:id="list1553689563" text:style-name="WWNum17">
        <text:list-item>
          <text:p text:style-name="P116">User interfaces</text:p>
        </text:list-item>
        <text:list-item>
          <text:p text:style-name="P116">Hardware interfaces</text:p>
        </text:list-item>
        <text:list-item>
          <text:p text:style-name="P116">Software interfaces</text:p>
        </text:list-item>
        <text:list-item>
          <text:p text:style-name="P116">Communications interfaces</text:p>
        </text:list-item>
      </text:list>
      <text:list xml:id="list1910357089" text:style-name="WWNum13">
        <text:list-item>
          <text:p text:style-name="P124"><text:s/>System features</text:p>
        </text:list-item>
      </text:list>
      <text:p text:style-name="P46">3.2.1 <text:s/>System Feature 1</text:p>
      <text:p text:style-name="P48">3.2.1.1 <text:s/>Introduction/Purpose of feature</text:p>
      <text:p text:style-name="P48">3.2.1.2 <text:s/>Stimulus/Response sequence</text:p>
      <text:p text:style-name="P45"><text:s text:c="16"/>3.2.1.3 <text:s/>Associated functional requirements</text:p>
      <text:p text:style-name="P45"><text:s text:c="19"/>3.2.1.3.1 <text:s/>Functional requirement 1</text:p>
      <text:p text:style-name="P45"><text:s text:c="19"/>.....</text:p>
      <text:p text:style-name="P45"><text:s text:c="19"/>3.2.1.3.<text:span text:style-name="T13">n</text:span> <text:s/>Functional requirement <text:span text:style-name="T13">n</text:span></text:p>
      <text:p text:style-name="P45"><text:s/><text:tab/> 3.2.2 <text:s/>System Feature 2</text:p>
      <text:p text:style-name="P45"><text:s text:c="11"/>.....</text:p>
      <text:p text:style-name="P45"><text:tab/> 3.2.<text:span text:style-name="T13">m</text:span> System Feature <text:span text:style-name="T13">m</text:span></text:p>
      <text:p text:style-name="P45"><text:s text:c="14"/>.....</text:p>
      <text:p text:style-name="P45"><text:s text:c="4"/>3.3 <text:s/>Performance Requirements</text:p>
      <text:p text:style-name="P45"><text:s text:c="4"/>3.4 <text:s/>Design Constraints</text:p>
      <text:p text:style-name="P45"><text:s text:c="4"/>3.5 <text:s/>Software system attributes</text:p>
      <text:p text:style-name="P45"><text:s text:c="4"/>3.6 <text:s/>Other requirements</text:p>
      <text:p text:style-name="P45"><text:tab/></text:p>
      <text:p text:style-name="P44"/>
      <text:p text:style-name="P44"/>
      <text:p text:style-name="P44"/>
      <text:p text:style-name="P111">Outline for SRS Section 3</text:p>
      <text:p text:style-name="P111"><text:soft-page-break/>Organized by stimulus <text:s/>(Good for event driven systems where the events form logical groupings)</text:p>
      <text:p text:style-name="P44"/>
      <text:p text:style-name="P44"/>
      <text:p text:style-name="P45">3 <text:s/>Specific Requirements</text:p>
      <text:p text:style-name="P45"><text:s text:c="4"/>3.1 <text:s/>External interface requirements</text:p>
      <text:list xml:id="list1732091628" text:style-name="WWNum34">
        <text:list-item>
          <text:p text:style-name="P117">User interfaces</text:p>
        </text:list-item>
        <text:list-item>
          <text:p text:style-name="P117">Hardware interfaces</text:p>
        </text:list-item>
        <text:list-item>
          <text:p text:style-name="P117">Software interfaces</text:p>
        </text:list-item>
        <text:list-item>
          <text:p text:style-name="P117">Communications interfaces</text:p>
        </text:list-item>
      </text:list>
      <text:list xml:id="list722076547" text:style-name="WWNum27">
        <text:list-item>
          <text:p text:style-name="P125">Functional requirements</text:p>
        </text:list-item>
      </text:list>
      <text:p text:style-name="P45"><text:s text:c="8"/>3.2.1 <text:s/>Stimulus 1</text:p>
      <text:p text:style-name="P17"><text:s text:c="11"/>3.2.1.1 <text:s/>Functional requirement 1.1</text:p>
      <text:p text:style-name="P45"><text:s text:c="11"/>.....</text:p>
      <text:p text:style-name="P45"><text:s text:c="11"/>3.2.1.<text:span text:style-name="T13">n</text:span> <text:s/>Functional requirement 1.<text:span text:style-name="T13">n</text:span></text:p>
      <text:p text:style-name="P45"><text:s text:c="8"/>3.2.2 <text:s text:c="2"/>Stimulus 2</text:p>
      <text:p text:style-name="P45"><text:s text:c="8"/>.....</text:p>
      <text:p text:style-name="P45"><text:s text:c="8"/>3.2.<text:span text:style-name="T13">m</text:span> <text:s/>Stimulus <text:span text:style-name="T13">m</text:span></text:p>
      <text:p text:style-name="P17"><text:s text:c="11"/>3.2.<text:span text:style-name="T13">m</text:span>.1 <text:s/>Functional requirement <text:span text:style-name="T13">m</text:span>.1</text:p>
      <text:p text:style-name="P45"><text:s text:c="11"/>.....</text:p>
      <text:p text:style-name="P45"><text:s text:c="11"/>3.2.<text:span text:style-name="T13">m.n</text:span> <text:s/>Functional requirement <text:span text:style-name="T13">m.n</text:span></text:p>
      <text:p text:style-name="P45"><text:s text:c="4"/>3.3 <text:s/>Performance Requirements</text:p>
      <text:p text:style-name="P45"><text:s text:c="4"/>3.4 <text:s/>Design Constraints</text:p>
      <text:p text:style-name="P45"><text:s text:c="4"/>3.5 <text:s/>Software system attributes</text:p>
      <text:p text:style-name="P45"><text:s text:c="4"/>3.6 <text:s/>Other requirements</text:p>
      <text:p text:style-name="P44"/>
      <text:p text:style-name="P111">Outline for SRS Section 3</text:p>
      <text:p text:style-name="P111">Organized by response (Good for event driven systems where the responses form logical groupings)</text:p>
      <text:p text:style-name="P44"/>
      <text:p text:style-name="P45">3 <text:s/>Specific Requirements</text:p>
      <text:p text:style-name="P45"><text:s text:c="4"/>3.1 <text:s/>External interface requirements</text:p>
      <text:list xml:id="list560917723" text:style-name="WWNum14">
        <text:list-item>
          <text:p text:style-name="P118">User interfaces</text:p>
        </text:list-item>
        <text:list-item>
          <text:p text:style-name="P118">Hardware interfaces</text:p>
        </text:list-item>
        <text:list-item>
          <text:p text:style-name="P118">Software interfaces</text:p>
        </text:list-item>
        <text:list-item>
          <text:p text:style-name="P118">Communications interfaces</text:p>
        </text:list-item>
      </text:list>
      <text:list xml:id="list4086935132" text:style-name="WWNum18">
        <text:list-item>
          <text:p text:style-name="P126">Functional requirements</text:p>
        </text:list-item>
      </text:list>
      <text:p text:style-name="P45"><text:s text:c="7"/>3.2.1 <text:s/>Response 1</text:p>
      <text:p text:style-name="P17"><text:s text:c="11"/>3.2.1.1 <text:s/>Functional requirement 1.1</text:p>
      <text:p text:style-name="P45"><text:s text:c="11"/>.....</text:p>
      <text:p text:style-name="P45"><text:s text:c="11"/>3.2.1.<text:span text:style-name="T13">n</text:span> <text:s/>Functional requirement 1.<text:span text:style-name="T13">n</text:span></text:p>
      <text:p text:style-name="P45"><text:s text:c="7"/>3.2.2 <text:s text:c="2"/>Response 2</text:p>
      <text:p text:style-name="P45"><text:s text:c="8"/>.....</text:p>
      <text:p text:style-name="P45"><text:s text:c="7"/>3.2.<text:span text:style-name="T13">m</text:span> <text:s/>Response <text:span text:style-name="T13">m</text:span></text:p>
      <text:p text:style-name="P17"><text:s text:c="11"/>3.2.<text:span text:style-name="T13">m</text:span>.1 <text:s/>Functional requirement <text:span text:style-name="T13">m</text:span>.1</text:p>
      <text:p text:style-name="P45"><text:s text:c="11"/>.....</text:p>
      <text:p text:style-name="P45"><text:s text:c="11"/>3.2.<text:span text:style-name="T13">m.n</text:span> <text:s/>Functional requirement <text:span text:style-name="T13">m.n</text:span></text:p>
      <text:p text:style-name="P45"><text:s text:c="4"/>3.3 <text:s/>Performance Requirements</text:p>
      <text:p text:style-name="P45"><text:s text:c="4"/>3.4 <text:s/>Design Constraints</text:p>
      <text:p text:style-name="P45"><text:soft-page-break/><text:s text:c="4"/>3.5 <text:s/>Software system attributes</text:p>
      <text:p text:style-name="P45"><text:s text:c="4"/>3.6 <text:s/>Other requirements</text:p>
      <text:p text:style-name="P44"/>
      <text:p text:style-name="P111">Outline for SRS Section 3</text:p>
      <text:p text:style-name="P111">Organized by functional hierarchy (Good if you have done structured analysis as part of your design.)</text:p>
      <text:p text:style-name="P44"/>
      <text:p text:style-name="P44"/>
      <text:p text:style-name="P45">3 <text:s/>Specific Requirements</text:p>
      <text:p text:style-name="P45"><text:s text:c="4"/>3.1 <text:s/>External interface requirements</text:p>
      <text:list xml:id="list3537745596" text:style-name="WWNum2">
        <text:list-item>
          <text:p text:style-name="P119">User interfaces</text:p>
        </text:list-item>
        <text:list-item>
          <text:p text:style-name="P119">Hardware interfaces</text:p>
        </text:list-item>
        <text:list-item>
          <text:p text:style-name="P119">Software interfaces</text:p>
        </text:list-item>
        <text:list-item>
          <text:p text:style-name="P119">Communications interfaces</text:p>
        </text:list-item>
      </text:list>
      <text:list xml:id="list2055508259" text:style-name="WWNum3">
        <text:list-item>
          <text:p text:style-name="P127">Functional requirements</text:p>
        </text:list-item>
      </text:list>
      <text:p text:style-name="P49">3.2.1 <text:s/>Information flows</text:p>
      <text:p text:style-name="P50"><text:s text:c="4"/>3.2.1.1 <text:s/>Data flow diagram 1</text:p>
      <text:list xml:id="list1920126669" text:style-name="WWNum31">
        <text:list-item>
          <text:p text:style-name="P136">Data entities</text:p>
        </text:list-item>
        <text:list-item>
          <text:p text:style-name="P136">Pertinent processes</text:p>
        </text:list-item>
        <text:list-item>
          <text:p text:style-name="P136">Topology</text:p>
        </text:list-item>
      </text:list>
      <text:p text:style-name="P51"><text:s/>3.2.1.2 <text:s/>Data flow diagram 2</text:p>
      <text:list xml:id="list737077480" text:style-name="WWNum28">
        <text:list-item>
          <text:p text:style-name="P137">Data entities</text:p>
        </text:list-item>
        <text:list-item>
          <text:p text:style-name="P137">Pertinent processes</text:p>
        </text:list-item>
        <text:list-item>
          <text:p text:style-name="P137">Topology</text:p>
        </text:list-item>
      </text:list>
      <text:p text:style-name="P45"><text:s text:c="14"/>.....</text:p>
      <text:p text:style-name="P52"><text:s/>3.2.1.<text:span text:style-name="T13">n</text:span> Data flow diagram <text:span text:style-name="T13">n</text:span></text:p>
      <text:p text:style-name="P53">3.2.1.<text:span text:style-name="T13">n</text:span>.1 Data entities</text:p>
      <text:p text:style-name="P53">3.2.1.<text:span text:style-name="T13">n</text:span>.2 Pertinent processes</text:p>
      <text:p text:style-name="P53">3.2.1.<text:span text:style-name="T13">n</text:span>.3 Topology</text:p>
      <text:p text:style-name="P45"><text:s text:c="7"/>3.2.2 Process descriptions</text:p>
      <text:list xml:id="list114186503" text:style-name="WWNum38">
        <text:list-item>
          <text:p text:style-name="P135">Process 1</text:p>
        </text:list-item>
      </text:list>
      <text:list xml:id="list2973640848" text:style-name="WWNum11">
        <text:list-item>
          <text:p text:style-name="P133">Input data entities</text:p>
        </text:list-item>
        <text:list-item>
          <text:p text:style-name="P133">Algorithm or formula of process</text:p>
        </text:list-item>
        <text:list-item>
          <text:p text:style-name="P133">Affected data entities</text:p>
        </text:list-item>
      </text:list>
      <text:p text:style-name="P54"><text:s text:c="5"/>3.2.2.2 Process 2</text:p>
      <text:p text:style-name="P54"><text:s text:c="8"/>3.2.2.2.1 Input data entities</text:p>
      <text:p text:style-name="P54"><text:s text:c="8"/>3.2.2.2.2 Algorithm or formula of process</text:p>
      <text:p text:style-name="P54"><text:s text:c="8"/>3.2.2.2.3 Affected data entities</text:p>
      <text:p text:style-name="P54"><text:s text:c="8"/>.….</text:p>
      <text:p text:style-name="P54"><text:s text:c="5"/>3.2.2.<text:span text:style-name="T13">m</text:span> Process <text:span text:style-name="T13">m</text:span></text:p>
      <text:p text:style-name="P54"><text:s text:c="8"/>3.2.2.<text:span text:style-name="T13">m</text:span>.1 Input data entities</text:p>
      <text:p text:style-name="P54"><text:s text:c="8"/>3.2.2.<text:span text:style-name="T13">m</text:span>.2 Algorithm or formula of process</text:p>
      <text:p text:style-name="P45"><text:s text:c="13"/>3.2.2.<text:span text:style-name="T13">m</text:span>.3 Affected data entities</text:p>
      <text:p text:style-name="P45"><text:s text:c="6"/>3.2.3 Data construct specifications</text:p>
      <text:p text:style-name="P45"><text:s text:c="9"/>3.2.3.1 Construct 1</text:p>
      <text:p text:style-name="P45"><text:s text:c="13"/>3.2.3.1.1 Record type</text:p>
      <text:p text:style-name="P45"><text:s text:c="13"/>3.2.3.1.2 Constituent fields</text:p>
      <text:p text:style-name="P45"><text:tab/> <text:s text:c="2"/>3.2.3.2 Construct 2</text:p>
      <text:p text:style-name="P45"><text:s text:c="13"/>3.2.3.2.1 Record type</text:p>
      <text:p text:style-name="P45"><text:soft-page-break/><text:s text:c="13"/>3.2.3.2.2 Constituent fields</text:p>
      <text:p text:style-name="P45"><text:s text:c="13"/>…..</text:p>
      <text:p text:style-name="P45"><text:s text:c="9"/>3.2.3.<text:span text:style-name="T13">p</text:span> Construct <text:span text:style-name="T13">p</text:span></text:p>
      <text:p text:style-name="P45"><text:s text:c="13"/>3.2.3.<text:span text:style-name="T13">p</text:span>.1 Record type</text:p>
      <text:p text:style-name="P45"><text:s text:c="13"/>3.2.3.<text:span text:style-name="T13">p</text:span>.2 Constituent fields</text:p>
      <text:p text:style-name="P45"><text:s text:c="6"/>3.2.4 Data dictionary</text:p>
      <text:p text:style-name="P45"><text:s text:c="9"/>3.2.4.1 <text:s/>Data element 1</text:p>
      <text:p text:style-name="P45"><text:s text:c="13"/>3.2.4.1.1 Name</text:p>
      <text:p text:style-name="P45"><text:s text:c="13"/>3.2.4.1.2 Representation <text:s/></text:p>
      <text:p text:style-name="P45"><text:s text:c="13"/>3.2.4.1.3 <text:s/>Units/Format</text:p>
      <text:p text:style-name="P45"><text:s text:c="13"/>3.2.4.1.4 <text:s/>Precision/Accuracy</text:p>
      <text:p text:style-name="P45"><text:s text:c="13"/>3.2.4.1.5 <text:s/>Range</text:p>
      <text:p text:style-name="P45"><text:s text:c="8"/>3.2.4.2 <text:s/>Data element 2</text:p>
      <text:p text:style-name="P45"><text:s text:c="13"/>3.2.4.2.1 Name</text:p>
      <text:p text:style-name="P45"><text:s text:c="13"/>3.2.4.2.2 Representation <text:s/></text:p>
      <text:p text:style-name="P45"><text:s text:c="13"/>3.2.4.2.3 <text:s/>Units/Format</text:p>
      <text:p text:style-name="P45"><text:s text:c="13"/>3.2.4.2.4 <text:s/>Precision/Accuracy</text:p>
      <text:p text:style-name="P45"><text:s text:c="13"/>3.2.4.2.5 <text:s/>Range</text:p>
      <text:p text:style-name="P45"><text:s text:c="13"/>…..</text:p>
      <text:p text:style-name="P45"><text:s text:c="8"/>3.2.4.<text:span text:style-name="T13">q</text:span> <text:s/>Data element <text:span text:style-name="T13">q</text:span></text:p>
      <text:p text:style-name="P45"><text:s text:c="13"/>3.2.4.<text:span text:style-name="T13">q</text:span>.1 Name</text:p>
      <text:p text:style-name="P45"><text:s text:c="13"/>3.2.4.<text:span text:style-name="T13">q</text:span>.2 Representation <text:s/></text:p>
      <text:p text:style-name="P45"><text:s text:c="13"/>3.2.4.<text:span text:style-name="T13">q</text:span>.3 <text:s/>Units/Format</text:p>
      <text:p text:style-name="P45"><text:s text:c="13"/>3.2.4.<text:span text:style-name="T13">q</text:span>.4 <text:s/>Precision/Accuracy</text:p>
      <text:p text:style-name="P45"><text:s text:c="13"/>3.2.4.<text:span text:style-name="T13">q</text:span>.5 <text:s/>Range</text:p>
      <text:p text:style-name="P45"><text:s text:c="4"/>3.3 <text:s/>Performance Requirements</text:p>
      <text:p text:style-name="P45"><text:s text:c="4"/>3.4 <text:s/>Design Constraints</text:p>
      <text:p text:style-name="P45"><text:s text:c="4"/>3.5 <text:s/>Software system attributes</text:p>
      <text:p text:style-name="P45"><text:s text:c="4"/>3.6 <text:s/>Other requirements</text:p>
      <text:p text:style-name="P111">Outline for SRS Section 3</text:p>
      <text:p text:style-name="P111">Showing multiple organizations (Can’t decide? Then glob it all together)</text:p>
      <text:p text:style-name="P32"/>
      <text:p text:style-name="P24"/>
      <text:p text:style-name="P45">3 <text:s/>Specific Requirements</text:p>
      <text:p text:style-name="P45"><text:s text:c="4"/>3.1 <text:s/>External interface requirements</text:p>
      <text:list xml:id="list2449796706" text:style-name="WWNum16">
        <text:list-item>
          <text:p text:style-name="P120">User interfaces</text:p>
        </text:list-item>
        <text:list-item>
          <text:p text:style-name="P120">Hardware interfaces</text:p>
        </text:list-item>
        <text:list-item>
          <text:p text:style-name="P120">Software interfaces</text:p>
        </text:list-item>
        <text:list-item>
          <text:p text:style-name="P120">Communications interfaces</text:p>
        </text:list-item>
      </text:list>
      <text:list xml:id="list2253828267" text:style-name="WWNum5">
        <text:list-item>
          <text:p text:style-name="P128">Functional requirements</text:p>
        </text:list-item>
      </text:list>
      <text:p text:style-name="P45"><text:s text:c="7"/>3.2.1 <text:s/>User class 1</text:p>
      <text:p text:style-name="P47"><text:s text:c="3"/>3.2.1.1 <text:s/>Feature 1.1</text:p>
      <text:p text:style-name="P47"><text:s text:c="7"/>3.2.1.1.1 Introduction/Purpose of feature</text:p>
      <text:p text:style-name="P47"><text:s text:c="7"/>3.2.1.1.2 Stimulus/Response sequence</text:p>
      <text:p text:style-name="P47"><text:s text:c="7"/>3.2.1.1.3 Associated functional requirements</text:p>
      <text:p text:style-name="P47"><text:s text:c="3"/>3.2.1.2 <text:s/>Feature 1.2</text:p>
      <text:p text:style-name="P47"><text:s text:c="7"/>3.2.1.2.1 Introduction/Purpose of feature</text:p>
      <text:p text:style-name="P47"><text:s text:c="7"/>3.2.1.2.2 Stimulus/Response sequence</text:p>
      <text:p text:style-name="P47"><text:s text:c="7"/>3.2.1.2.3 Associated functional requirements</text:p>
      <text:p text:style-name="P47"><text:soft-page-break/><text:s text:c="7"/>…..</text:p>
      <text:p text:style-name="P47"><text:s text:c="3"/>3.2.1.<text:span text:style-name="T13">m</text:span> Feature 1.<text:span text:style-name="T13">m</text:span></text:p>
      <text:p text:style-name="P47"><text:s text:c="7"/>3.2.1.<text:span text:style-name="T13">m</text:span>.1 Introduction/Purpose of feature</text:p>
      <text:p text:style-name="P47"><text:s text:c="7"/>3.2.1.<text:span text:style-name="T13">m</text:span>.2 Stimulus/Response sequence</text:p>
      <text:p text:style-name="P45"><text:s text:c="14"/>3.2.1.<text:span text:style-name="T13">m</text:span>.3 Associated functional requirements </text:p>
      <text:p text:style-name="P45"><text:s text:c="7"/>3.2.2 <text:s/>User class 2</text:p>
      <text:p text:style-name="P45"><text:s text:c="7"/>..... </text:p>
      <text:p text:style-name="P45"><text:s text:c="7"/>3.2.<text:span text:style-name="T13">n</text:span> <text:s/>User class <text:span text:style-name="T13">n</text:span></text:p>
      <text:p text:style-name="P45"><text:s text:c="7"/>.....</text:p>
      <text:p text:style-name="P45"><text:s text:c="4"/>3.3 <text:s/>Performance Requirements</text:p>
      <text:p text:style-name="P45"><text:s text:c="4"/>3.4 <text:s/>Design Constraints</text:p>
      <text:p text:style-name="P45"><text:s text:c="4"/>3.5 <text:s/>Software system attributes</text:p>
      <text:p text:style-name="P45"><text:s text:c="4"/>3.6 <text:s/>Other requirements</text:p>
      <text:p text:style-name="P24"/>
      <text:p text:style-name="P81">Outline for SRS Section 3</text:p>
      <text:p text:style-name="P81">Organized by Use Case (Good when following UML development)</text:p>
      <text:p text:style-name="P24">3. Specific Requirements</text:p>
      <text:p text:style-name="P24"><text:s text:c="3"/>3.1 External Actor Descriptions</text:p>
      <text:p text:style-name="P24"><text:s text:c="7"/>3.1.1 Human Actors</text:p>
      <text:p text:style-name="P24"><text:s text:c="7"/>3.1.2 Hardware Actors</text:p>
      <text:p text:style-name="P24"><text:s text:c="7"/>3.1.3 Software System Actors</text:p>
      <text:p text:style-name="P24"><text:s text:c="3"/>3.2 <text:s/>Use Case Descriptions</text:p>
      <text:p text:style-name="P24"><text:s text:c="7"/>3.2.1 <text:s/>Use Case 1</text:p>
      <text:p text:style-name="P24"><text:s text:c="7"/>3.2.2 <text:s/>Use Case 2</text:p>
      <text:p text:style-name="P24"><text:s text:c="6"/></text:p>
      <text:p text:style-name="P24"><text:s text:c="7"/>3.2.n Use Case n</text:p>
      <text:p text:style-name="P45"><text:s text:c="3"/>3.3 <text:s/>Performance Requirements</text:p>
      <text:p text:style-name="P45"><text:s text:c="3"/>3.4 <text:s/>Design Constraints</text:p>
      <text:p text:style-name="P45"><text:s text:c="3"/>3.5 <text:s/>Software system attributes</text:p>
      <text:p text:style-name="P45"><text:s text:c="3"/>3.6 <text:s/>Other requirements</text:p>
      <text:p text:style-name="P24"/>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5in" fo:text-indent="0in" style:auto-text-indent="false">
        <style:tab-stops>
          <style:tab-stop style:position="0.5in"/>
          <style:tab-stop style:position="4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1299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2598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left="0.3902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left="0.5201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5" style:display-name="ListLabel 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8" style:display-name="ListLabel 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9" style:display-name="ListLabel 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0" style:display-name="ListLabel 1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2" style:display-name="ListLabel 1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3" style:display-name="ListLabel 1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 style:display-name="ListLabel 1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 style:display-name="ListLabel 1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 style:display-name="ListLabel 1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 style:display-name="ListLabel 1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 style:display-name="ListLabel 1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1" style:display-name="ListLabel 2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2" style:display-name="ListLabel 2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3" style:display-name="ListLabel 2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5" style:display-name="ListLabel 2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6" style:display-name="ListLabel 2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 style:num-format="1" text:start-value="8">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 style:num-prefix="3.2.1." style:num-suffix=" " style:num-format="1" text:start-value="2">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prefix="3.2.2.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6"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8"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0" style:num-prefix="3.2.1.2." style:num-suffix=" " style:num-format="1">
        <style:list-level-properties text:list-level-position-and-space-mode="label-alignment">
          <style:list-level-label-alignment text:label-followed-by="listtab" fo:text-indent="-0.25in" fo:margin-left="0.8126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1" style:num-prefix="3.2.1.1." style:num-suffix=" " style:num-format="1">
        <style:list-level-properties text:list-level-position-and-space-mode="label-alignment">
          <style:list-level-label-alignment text:label-followed-by="listtab" fo:text-indent="-0.25in" fo:margin-left="0.83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 style:num-prefix="3." style:num-suffix=" " style:num-format="1" text:start-value="2">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5" style:num-prefix="3.2.1.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6" style:num-prefix="3.2.2." style:num-suffix=" " style:num-format="1">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prefix="(" style:num-suffix=")" style:num-format="1" text:start-value="3">
        <style:list-level-properties text:list-level-position-and-space-mode="label-alignment">
          <style:list-level-label-alignment text:label-followed-by="listtab" fo:text-indent="-0.2709in" fo:margin-left="0.4709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MT1" style:family="text">
      <style:text-properties fo:font-size="6pt" style:font-size-asian="6pt" style:font-size-complex="6pt"/>
    </style:style>
    <style:style style:name="MT2" style:family="text">
      <style:text-properties fo:font-size="1pt" style:font-size-asian="1pt" style:font-size-complex="1pt"/>
    </style:style>
    <style:style style:name="M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page-layout style:name="Mpm1">
      <style:page-layout-properties fo:page-width="8.2681in" fo:page-height="11.6929in" style:num-format="1" style:print-orientation="portrait" fo:margin-top="0.5118in" fo:margin-bottom="0.5902in" fo:margin-left="0.7874in" fo:margin-right="0.7874in" style:writing-mode="lr-tb" style:layout-grid-color="#c0c0c0" style:layout-grid-lines="243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Requirements Specifications Document</text:p>
      </style:header>
      <style:footer>
        <text:p text:style-name="MP2"><text:span text:style-name="MT1"><text:tab/><text:tab/><text:tab/></text:span><text:span text:style-name="MT2"><text:tab/><text:tab/></text:span><text:span text:style-name="MT3"><text:tab/>Page </text:span><text:page-number text:select-page="current">1</text:page-number><text:span text:style-name="MT3"><text:s/>of </text:span><text:page-count>23</text:page-count><text:span text:style-name="MT3"><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2T20:58:43.008862589</dc:date>
    <meta:editing-duration>PT7M30S</meta:editing-duration>
    <meta:editing-cycles>1</meta:editing-cycles>
    <meta:document-statistic meta:table-count="1" meta:image-count="0" meta:object-count="0" meta:page-count="23" meta:paragraph-count="626" meta:word-count="5393" meta:character-count="37044" meta:non-whitespace-character-count="30489"/>
  </office:meta>
</office:document-meta>
</file>